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37"/>
    <style:style style:name="ce5" style:family="table-cell" style:parent-style-name="Default" style:data-style-name="N109"/>
    <style:style style:name="ce6" style:family="table-cell" style:parent-style-name="Default" style:data-style-name="N108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number-columns-repeated="13" table:default-cell-style-name="Default"/>
        <table:table-row table:style-name="ro1">
          <table:table-cell table:style-name="ce1" office:value-type="string">
            <text:p>DATOS</text:p>
          </table:table-cell>
          <table:table-cell table:style-name="Default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/>
          <table:table-cell office:value-type="string">
            <text:p>gener</text:p>
          </table:table-cell>
          <table:table-cell table:style-name="ce3" office:value-type="string">
            <text:p>febrer</text:p>
          </table:table-cell>
          <table:table-cell table:style-name="ce3" office:value-type="string">
            <text:p>març</text:p>
          </table:table-cell>
          <table:table-cell table:style-name="ce3" office:value-type="string">
            <text:p>abril</text:p>
          </table:table-cell>
          <table:table-cell table:style-name="ce3" office:value-type="string">
            <text:p>maig</text:p>
          </table:table-cell>
          <table:table-cell table:style-name="ce3" office:value-type="string">
            <text:p>juny</text:p>
          </table:table-cell>
          <table:table-cell table:style-name="ce3" office:value-type="string">
            <text:p>juliol</text:p>
          </table:table-cell>
          <table:table-cell table:style-name="ce3" office:value-type="string">
            <text:p>agost</text:p>
          </table:table-cell>
          <table:table-cell table:style-name="ce3" office:value-type="string">
            <text:p>set.</text:p>
          </table:table-cell>
          <table:table-cell table:style-name="ce3" office:value-type="string">
            <text:p>oct.</text:p>
          </table:table-cell>
          <table:table-cell table:style-name="ce3" office:value-type="string">
            <text:p>nov.</text:p>
          </table:table-cell>
          <table:table-cell table:style-name="ce3" office:value-type="string">
            <text:p>des.</text:p>
          </table:table-cell>
          <table:table-cell table:number-columns-repeated="7"/>
        </table:table-row>
        <table:table-row table:style-name="ro1">
          <table:table-cell table:style-name="ce3" office:value-type="float" office:value="2000">
            <text:p>2000</text:p>
          </table:table-cell>
          <table:table-cell office:value-type="float" office:value="267239">
            <text:p>267239</text:p>
          </table:table-cell>
          <table:table-cell table:style-name="ce3" office:value-type="float" office:value="283611">
            <text:p>283611</text:p>
          </table:table-cell>
          <table:table-cell table:style-name="ce3" office:value-type="float" office:value="290835">
            <text:p>290835</text:p>
          </table:table-cell>
          <table:table-cell table:style-name="ce3" office:value-type="float" office:value="257975">
            <text:p>257975</text:p>
          </table:table-cell>
          <table:table-cell table:style-name="ce3" office:value-type="float" office:value="344662">
            <text:p>344662</text:p>
          </table:table-cell>
          <table:table-cell table:style-name="ce3" office:value-type="float" office:value="310315">
            <text:p>310315</text:p>
          </table:table-cell>
          <table:table-cell table:style-name="ce3" office:value-type="float" office:value="376353">
            <text:p>376353</text:p>
          </table:table-cell>
          <table:table-cell table:style-name="ce3" office:value-type="float" office:value="390242">
            <text:p>390242</text:p>
          </table:table-cell>
          <table:table-cell table:style-name="ce3" office:value-type="float" office:value="414314">
            <text:p>414314</text:p>
          </table:table-cell>
          <table:table-cell table:style-name="ce3" office:value-type="float" office:value="362894">
            <text:p>362894</text:p>
          </table:table-cell>
          <table:table-cell table:style-name="ce3" office:value-type="float" office:value="339876">
            <text:p>339876</text:p>
          </table:table-cell>
          <table:table-cell table:style-name="ce3" office:value-type="float" office:value="246275">
            <text:p>246275</text:p>
          </table:table-cell>
          <table:table-cell table:number-columns-repeated="7"/>
        </table:table-row>
        <table:table-row table:style-name="ro1">
          <table:table-cell table:style-name="ce3" office:value-type="float" office:value="2001">
            <text:p>2001</text:p>
          </table:table-cell>
          <table:table-cell office:value-type="float" office:value="317888">
            <text:p>317888</text:p>
          </table:table-cell>
          <table:table-cell table:style-name="ce3" office:value-type="float" office:value="304615">
            <text:p>304615</text:p>
          </table:table-cell>
          <table:table-cell table:style-name="ce3" office:value-type="float" office:value="317122">
            <text:p>317122</text:p>
          </table:table-cell>
          <table:table-cell table:style-name="ce3" office:value-type="float" office:value="307222">
            <text:p>307222</text:p>
          </table:table-cell>
          <table:table-cell table:style-name="ce3" office:value-type="float" office:value="306316">
            <text:p>306316</text:p>
          </table:table-cell>
          <table:table-cell table:style-name="ce3" office:value-type="float" office:value="330740">
            <text:p>330740</text:p>
          </table:table-cell>
          <table:table-cell table:style-name="ce3" office:value-type="float" office:value="370273">
            <text:p>370273</text:p>
          </table:table-cell>
          <table:table-cell table:style-name="ce3" office:value-type="float" office:value="434050">
            <text:p>434050</text:p>
          </table:table-cell>
          <table:table-cell table:style-name="ce3" office:value-type="float" office:value="433096">
            <text:p>433096</text:p>
          </table:table-cell>
          <table:table-cell table:style-name="ce3" office:value-type="float" office:value="398323">
            <text:p>398323</text:p>
          </table:table-cell>
          <table:table-cell table:style-name="ce3" office:value-type="float" office:value="353725">
            <text:p>353725</text:p>
          </table:table-cell>
          <table:table-cell table:style-name="ce3" office:value-type="float" office:value="300079">
            <text:p>300079</text:p>
          </table:table-cell>
          <table:table-cell table:number-columns-repeated="7"/>
        </table:table-row>
        <table:table-row table:style-name="ro1">
          <table:table-cell table:style-name="ce3" office:value-type="float" office:value="2002">
            <text:p>2002</text:p>
          </table:table-cell>
          <table:table-cell office:value-type="float" office:value="334457">
            <text:p>334457</text:p>
          </table:table-cell>
          <table:table-cell table:style-name="ce3" office:value-type="float" office:value="322415">
            <text:p>322415</text:p>
          </table:table-cell>
          <table:table-cell table:style-name="ce3" office:value-type="float" office:value="319100">
            <text:p>319100</text:p>
          </table:table-cell>
          <table:table-cell table:style-name="ce3" office:value-type="float" office:value="333539">
            <text:p>333539</text:p>
          </table:table-cell>
          <table:table-cell table:style-name="ce3" office:value-type="float" office:value="354948">
            <text:p>354948</text:p>
          </table:table-cell>
          <table:table-cell table:style-name="ce3" office:value-type="float" office:value="331469">
            <text:p>331469</text:p>
          </table:table-cell>
          <table:table-cell table:style-name="ce3" office:value-type="float" office:value="397335">
            <text:p>397335</text:p>
          </table:table-cell>
          <table:table-cell table:style-name="ce3" office:value-type="float" office:value="425402">
            <text:p>425402</text:p>
          </table:table-cell>
          <table:table-cell table:style-name="ce3" office:value-type="float" office:value="425740">
            <text:p>425740</text:p>
          </table:table-cell>
          <table:table-cell table:style-name="ce3" office:value-type="float" office:value="433154">
            <text:p>433154</text:p>
          </table:table-cell>
          <table:table-cell table:style-name="ce3" office:value-type="float" office:value="319404">
            <text:p>319404</text:p>
          </table:table-cell>
          <table:table-cell table:style-name="ce3" office:value-type="float" office:value="340536">
            <text:p>340536</text:p>
          </table:table-cell>
          <table:table-cell table:number-columns-repeated="7"/>
        </table:table-row>
        <table:table-row table:style-name="ro1">
          <table:table-cell table:style-name="ce3" office:value-type="float" office:value="2003">
            <text:p>2003</text:p>
          </table:table-cell>
          <table:table-cell office:value-type="float" office:value="329900">
            <text:p>329900</text:p>
          </table:table-cell>
          <table:table-cell table:style-name="ce3" office:value-type="float" office:value="353800">
            <text:p>353800</text:p>
          </table:table-cell>
          <table:table-cell table:style-name="ce3" office:value-type="float" office:value="358008">
            <text:p>358008</text:p>
          </table:table-cell>
          <table:table-cell table:style-name="ce3" office:value-type="float" office:value="320688">
            <text:p>320688</text:p>
          </table:table-cell>
          <table:table-cell table:style-name="ce3" office:value-type="float" office:value="362877">
            <text:p>362877</text:p>
          </table:table-cell>
          <table:table-cell table:style-name="ce3" office:value-type="float" office:value="361473">
            <text:p>361473</text:p>
          </table:table-cell>
          <table:table-cell table:style-name="ce3" office:value-type="float" office:value="459474">
            <text:p>459474</text:p>
          </table:table-cell>
          <table:table-cell table:style-name="ce3" office:value-type="float" office:value="516578">
            <text:p>516578</text:p>
          </table:table-cell>
          <table:table-cell table:style-name="ce3" office:value-type="float" office:value="548885">
            <text:p>548885</text:p>
          </table:table-cell>
          <table:table-cell table:style-name="ce3" office:value-type="float" office:value="434213">
            <text:p>434213</text:p>
          </table:table-cell>
          <table:table-cell table:style-name="ce3" office:value-type="float" office:value="346403">
            <text:p>346403</text:p>
          </table:table-cell>
          <table:table-cell table:style-name="ce3" office:value-type="float" office:value="349328">
            <text:p>349328</text:p>
          </table:table-cell>
          <table:table-cell table:number-columns-repeated="7"/>
        </table:table-row>
        <table:table-row table:style-name="ro1">
          <table:table-cell table:style-name="ce3" office:value-type="float" office:value="2004">
            <text:p>2004</text:p>
          </table:table-cell>
          <table:table-cell office:value-type="float" office:value="353055">
            <text:p>353055</text:p>
          </table:table-cell>
          <table:table-cell table:style-name="ce3" office:value-type="float" office:value="385585">
            <text:p>385585</text:p>
          </table:table-cell>
          <table:table-cell table:style-name="ce3" office:value-type="float" office:value="368514">
            <text:p>368514</text:p>
          </table:table-cell>
          <table:table-cell table:style-name="ce3" office:value-type="float" office:value="382662">
            <text:p>382662</text:p>
          </table:table-cell>
          <table:table-cell table:style-name="ce3" office:value-type="float" office:value="382808">
            <text:p>382808</text:p>
          </table:table-cell>
          <table:table-cell table:style-name="ce3" office:value-type="float" office:value="371255">
            <text:p>371255</text:p>
          </table:table-cell>
          <table:table-cell table:style-name="ce3" office:value-type="float" office:value="435545">
            <text:p>435545</text:p>
          </table:table-cell>
          <table:table-cell table:style-name="ce3" office:value-type="float" office:value="496040">
            <text:p>496040</text:p>
          </table:table-cell>
          <table:table-cell table:style-name="ce3" office:value-type="float" office:value="537184">
            <text:p>537184</text:p>
          </table:table-cell>
          <table:table-cell table:style-name="ce3" office:value-type="float" office:value="476127">
            <text:p>476127</text:p>
          </table:table-cell>
          <table:table-cell table:style-name="ce3" office:value-type="float" office:value="397693">
            <text:p>397693</text:p>
          </table:table-cell>
          <table:table-cell table:style-name="ce3" office:value-type="float" office:value="366266">
            <text:p>366266</text:p>
          </table:table-cell>
          <table:table-cell table:number-columns-repeated="7"/>
        </table:table-row>
        <table:table-row table:style-name="ro1">
          <table:table-cell table:style-name="ce3" office:value-type="float" office:value="2005">
            <text:p>2005</text:p>
          </table:table-cell>
          <table:table-cell office:value-type="float" office:value="357002">
            <text:p>357002</text:p>
          </table:table-cell>
          <table:table-cell table:style-name="ce3" office:value-type="float" office:value="420391">
            <text:p>420391</text:p>
          </table:table-cell>
          <table:table-cell table:style-name="ce3" office:value-type="float" office:value="408541">
            <text:p>408541</text:p>
          </table:table-cell>
          <table:table-cell table:style-name="ce3" office:value-type="float" office:value="444730">
            <text:p>444730</text:p>
          </table:table-cell>
          <table:table-cell table:style-name="ce3" office:value-type="float" office:value="366540">
            <text:p>366540</text:p>
          </table:table-cell>
          <table:table-cell table:style-name="ce3" office:value-type="float" office:value="405712">
            <text:p>405712</text:p>
          </table:table-cell>
          <table:table-cell table:style-name="ce3" office:value-type="float" office:value="456907">
            <text:p>456907</text:p>
          </table:table-cell>
          <table:table-cell table:style-name="ce3" office:value-type="float" office:value="535278">
            <text:p>535278</text:p>
          </table:table-cell>
          <table:table-cell table:style-name="ce3" office:value-type="float" office:value="560528">
            <text:p>560528</text:p>
          </table:table-cell>
          <table:table-cell table:style-name="ce3" office:value-type="float" office:value="458040">
            <text:p>458040</text:p>
          </table:table-cell>
          <table:table-cell table:style-name="ce3" office:value-type="float" office:value="398719">
            <text:p>398719</text:p>
          </table:table-cell>
          <table:table-cell table:style-name="ce3" office:value-type="float" office:value="365280">
            <text:p>365280</text:p>
          </table:table-cell>
          <table:table-cell table:number-columns-repeated="7"/>
        </table:table-row>
        <table:table-row table:style-name="ro1">
          <table:table-cell table:style-name="ce3" office:value-type="float" office:value="2006">
            <text:p>2006</text:p>
          </table:table-cell>
          <table:table-cell office:value-type="float" office:value="418472">
            <text:p>418472</text:p>
          </table:table-cell>
          <table:table-cell table:style-name="ce3" office:value-type="float" office:value="428450">
            <text:p>428450</text:p>
          </table:table-cell>
          <table:table-cell table:style-name="ce3" office:value-type="float" office:value="444534">
            <text:p>444534</text:p>
          </table:table-cell>
          <table:table-cell table:style-name="ce3" office:value-type="float" office:value="397465">
            <text:p>397465</text:p>
          </table:table-cell>
          <table:table-cell table:style-name="ce3" office:value-type="float" office:value="382028">
            <text:p>382028</text:p>
          </table:table-cell>
          <table:table-cell table:style-name="ce3" office:value-type="float" office:value="419293">
            <text:p>419293</text:p>
          </table:table-cell>
          <table:table-cell table:style-name="ce3" office:value-type="float" office:value="477650">
            <text:p>477650</text:p>
          </table:table-cell>
          <table:table-cell table:style-name="ce3" office:value-type="float" office:value="599064">
            <text:p>599064</text:p>
          </table:table-cell>
          <table:table-cell table:style-name="ce3" office:value-type="float" office:value="552093">
            <text:p>552093</text:p>
          </table:table-cell>
          <table:table-cell table:style-name="ce3" office:value-type="float" office:value="477271">
            <text:p>477271</text:p>
          </table:table-cell>
          <table:table-cell table:style-name="ce3" office:value-type="float" office:value="435263">
            <text:p>435263</text:p>
          </table:table-cell>
          <table:table-cell table:style-name="ce3" office:value-type="float" office:value="327675">
            <text:p>32767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>
            <text:p>TABLA</text:p>
          </table:table-cell>
          <table:table-cell table:style-name="Default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Default" office:value-type="string">
            <text:p>mes/año</text:p>
          </table:table-cell>
          <table:table-cell table:style-name="Default" office:value-type="string">
            <text:p>consumo</text:p>
          </table:table-cell>
          <table:table-cell office:value-type="string">
            <text:p>N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P</text:p>
          </table:table-cell>
          <table:table-cell/>
          <table:table-cell table:style-name="ce1" office:value-type="string">
            <text:p>DIAGRAMA DISPERSIÓN</text:p>
          </table:table-cell>
          <table:table-cell table:number-columns-repeated="11"/>
        </table:table-row>
        <table:table-row table:style-name="ro1">
          <table:table-cell office:value-type="date" office:date-value="2000-01-01">
            <text:p>01/01/00</text:p>
          </table:table-cell>
          <table:table-cell office:value-type="float" office:value="267239">
            <text:p>267239</text:p>
          </table:table-cell>
          <table:table-cell table:formula="of:=[.B13]" office:value-type="float" office:value="267239">
            <text:p>267239</text:p>
          </table:table-cell>
          <table:table-cell table:formula="of:=[.B13]/[.$C$96]" office:value-type="float" office:value="0.00819077553516163">
            <text:p>0,0082</text:p>
          </table:table-cell>
          <table:table-cell table:formula="of:=[.C13]/[.$C$96]" office:value-type="float" office:value="0.00819077553516163">
            <text:p>0,0082</text:p>
          </table:table-cell>
          <table:table-cell table:formula="of:=[.D13]*100" office:value-type="float" office:value="0.819077553516163">
            <text:p>0,819</text:p>
          </table:table-cell>
          <table:table-cell table:formula="of:=[.E13]*100" office:value-type="float" office:value="0.819077553516163">
            <text:p>0,819</text:p>
          </table:table-cell>
          <table:table-cell/>
          <table:table-cell>
            <draw:frame table:end-cell-address="Hoja1.R35" table:end-x="2.23cm" table:end-y="0.033cm" draw:z-index="0" draw:style-name="gr1" svg:width="22.441cm" svg:height="9.881cm" svg:x="0.112cm" svg:y="0.088cm">
              <draw:object draw:notify-on-update-of-ranges="Hoja1.B14:Hoja1.B96 Hoja1.B13:Hoja1.B96 Hoja1.C13:Hoja1.C13 Hoja1.C13:Hoja1.C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date" office:date-value="2000-02-01">
            <text:p>01/02/00</text:p>
          </table:table-cell>
          <table:table-cell office:value-type="float" office:value="283611">
            <text:p>283611</text:p>
          </table:table-cell>
          <table:table-cell table:formula="of:=SUM([.C13]+[.B14])" office:value-type="float" office:value="550850">
            <text:p>550850</text:p>
          </table:table-cell>
          <table:table-cell table:formula="of:=[.B14]/[.$C$96]" office:value-type="float" office:value="0.00869257122015397">
            <text:p>0,0087</text:p>
          </table:table-cell>
          <table:table-cell table:formula="of:=[.C14]/[.$C$96]" office:value-type="float" office:value="0.0168833467553156">
            <text:p>0,0169</text:p>
          </table:table-cell>
          <table:table-cell table:formula="of:=[.D14]*100" office:value-type="float" office:value="0.869257122015397">
            <text:p>0,869</text:p>
          </table:table-cell>
          <table:table-cell table:formula="of:=[.E14]*100" office:value-type="float" office:value="1.68833467553156">
            <text:p>1,688</text:p>
          </table:table-cell>
          <table:table-cell table:number-columns-repeated="5"/>
          <table:table-cell table:style-name="ce3"/>
          <table:table-cell table:number-columns-repeated="7"/>
        </table:table-row>
        <table:table-row table:style-name="ro1">
          <table:table-cell office:value-type="date" office:date-value="2000-03-01">
            <text:p>01/03/00</text:p>
          </table:table-cell>
          <table:table-cell office:value-type="float" office:value="290835">
            <text:p>290835</text:p>
          </table:table-cell>
          <table:table-cell table:formula="of:=SUM([.C14]+[.B15])" office:value-type="float" office:value="841685">
            <text:p>841685</text:p>
          </table:table-cell>
          <table:table-cell table:formula="of:=[.B15]/[.$C$96]" office:value-type="float" office:value="0.00891398412196099">
            <text:p>0,0089</text:p>
          </table:table-cell>
          <table:table-cell table:formula="of:=[.C15]/[.$C$96]" office:value-type="float" office:value="0.0257973308772766">
            <text:p>0,0258</text:p>
          </table:table-cell>
          <table:table-cell table:formula="of:=[.D15]*100" office:value-type="float" office:value="0.891398412196099">
            <text:p>0,891</text:p>
          </table:table-cell>
          <table:table-cell table:formula="of:=[.E15]*100" office:value-type="float" office:value="2.57973308772766">
            <text:p>2,580</text:p>
          </table:table-cell>
          <table:table-cell table:number-columns-repeated="12"/>
          <table:table-cell table:style-name="ce1" office:value-type="string">
            <text:p>COEFICIENTE CORRELACIÓN</text:p>
          </table:table-cell>
        </table:table-row>
        <table:table-row table:style-name="ro1">
          <table:table-cell office:value-type="date" office:date-value="2000-04-01">
            <text:p>01/04/00</text:p>
          </table:table-cell>
          <table:table-cell office:value-type="float" office:value="257975">
            <text:p>257975</text:p>
          </table:table-cell>
          <table:table-cell table:formula="of:=SUM([.C15]+[.B16])" office:value-type="float" office:value="1099660">
            <text:p>1099660</text:p>
          </table:table-cell>
          <table:table-cell table:formula="of:=[.B16]/[.$C$96]" office:value-type="float" office:value="0.00790683739530279">
            <text:p>0,0079</text:p>
          </table:table-cell>
          <table:table-cell table:formula="of:=[.C16]/[.$C$96]" office:value-type="float" office:value="0.0337041682725794">
            <text:p>0,0337</text:p>
          </table:table-cell>
          <table:table-cell table:formula="of:=[.D16]*100" office:value-type="float" office:value="0.790683739530279">
            <text:p>0,791</text:p>
          </table:table-cell>
          <table:table-cell table:formula="of:=[.E16]*100" office:value-type="float" office:value="3.37041682725794">
            <text:p>3,370</text:p>
          </table:table-cell>
          <table:table-cell table:number-columns-repeated="12"/>
          <table:table-cell table:formula="of:=CORREL([.B13:.B96];[.C13:.C96])" office:value-type="float" office:value="0.612888878912196">
            <text:p>0,61</text:p>
          </table:table-cell>
        </table:table-row>
        <table:table-row table:style-name="ro1">
          <table:table-cell office:value-type="date" office:date-value="2000-05-01">
            <text:p>01/05/00</text:p>
          </table:table-cell>
          <table:table-cell office:value-type="float" office:value="344662">
            <text:p>344662</text:p>
          </table:table-cell>
          <table:table-cell table:formula="of:=SUM([.C16]+[.B17])" office:value-type="float" office:value="1444322">
            <text:p>1444322</text:p>
          </table:table-cell>
          <table:table-cell table:formula="of:=[.B17]/[.$C$96]" office:value-type="float" office:value="0.0105637615673606">
            <text:p>0,0106</text:p>
          </table:table-cell>
          <table:table-cell table:formula="of:=[.C17]/[.$C$96]" office:value-type="float" office:value="0.04426792983994">
            <text:p>0,0443</text:p>
          </table:table-cell>
          <table:table-cell table:formula="of:=[.D17]*100" office:value-type="float" office:value="1.05637615673606">
            <text:p>1,056</text:p>
          </table:table-cell>
          <table:table-cell table:formula="of:=[.E17]*100" office:value-type="float" office:value="4.426792983994">
            <text:p>4,427</text:p>
          </table:table-cell>
          <table:table-cell table:number-columns-repeated="12"/>
          <table:table-cell office:value-type="string">
            <text:p>Es un coeficiente de correlación medio ya</text:p>
          </table:table-cell>
        </table:table-row>
        <table:table-row table:style-name="ro1">
          <table:table-cell office:value-type="date" office:date-value="2000-06-01">
            <text:p>01/06/00</text:p>
          </table:table-cell>
          <table:table-cell office:value-type="float" office:value="310315">
            <text:p>310315</text:p>
          </table:table-cell>
          <table:table-cell table:formula="of:=SUM([.C17]+[.B18])" office:value-type="float" office:value="1754637">
            <text:p>1754637</text:p>
          </table:table-cell>
          <table:table-cell table:formula="of:=[.B18]/[.$C$96]" office:value-type="float" office:value="0.00951103884610286">
            <text:p>0,0095</text:p>
          </table:table-cell>
          <table:table-cell table:formula="of:=[.C18]/[.$C$96]" office:value-type="float" office:value="0.0537789686860429">
            <text:p>0,0538</text:p>
          </table:table-cell>
          <table:table-cell table:formula="of:=[.D18]*100" office:value-type="float" office:value="0.951103884610286">
            <text:p>0,951</text:p>
          </table:table-cell>
          <table:table-cell table:formula="of:=[.E18]*100" office:value-type="float" office:value="5.37789686860429">
            <text:p>5,378</text:p>
          </table:table-cell>
          <table:table-cell table:number-columns-repeated="12"/>
          <table:table-cell office:value-type="string">
            <text:p>que el valor es cercano a 0,5 y el coeficiente</text:p>
          </table:table-cell>
        </table:table-row>
        <table:table-row table:style-name="ro1">
          <table:table-cell office:value-type="date" office:date-value="2000-07-01">
            <text:p>01/07/00</text:p>
          </table:table-cell>
          <table:table-cell office:value-type="float" office:value="376353">
            <text:p>376353</text:p>
          </table:table-cell>
          <table:table-cell table:formula="of:=SUM([.C18]+[.B19])" office:value-type="float" office:value="2130990">
            <text:p>2130990</text:p>
          </table:table-cell>
          <table:table-cell table:formula="of:=[.B19]/[.$C$96]" office:value-type="float" office:value="0.011535078880645">
            <text:p>0,0115</text:p>
          </table:table-cell>
          <table:table-cell table:formula="of:=[.C19]/[.$C$96]" office:value-type="float" office:value="0.0653140475666878">
            <text:p>0,0653</text:p>
          </table:table-cell>
          <table:table-cell table:formula="of:=[.D19]*100" office:value-type="float" office:value="1.1535078880645">
            <text:p>1,154</text:p>
          </table:table-cell>
          <table:table-cell table:formula="of:=[.E19]*100" office:value-type="float" office:value="6.53140475666878">
            <text:p>6,531</text:p>
          </table:table-cell>
          <table:table-cell table:number-columns-repeated="12"/>
          <table:table-cell office:value-type="string">
            <text:p>de correlación tiene su máximo en 1.</text:p>
          </table:table-cell>
        </table:table-row>
        <table:table-row table:style-name="ro1">
          <table:table-cell office:value-type="date" office:date-value="2000-08-01">
            <text:p>01/08/00</text:p>
          </table:table-cell>
          <table:table-cell office:value-type="float" office:value="390242">
            <text:p>390242</text:p>
          </table:table-cell>
          <table:table-cell table:formula="of:=SUM([.C19]+[.B20])" office:value-type="float" office:value="2521232">
            <text:p>2521232</text:p>
          </table:table-cell>
          <table:table-cell table:formula="of:=[.B20]/[.$C$96]" office:value-type="float" office:value="0.0119607715430478">
            <text:p>0,0120</text:p>
          </table:table-cell>
          <table:table-cell table:formula="of:=[.C20]/[.$C$96]" office:value-type="float" office:value="0.0772748191097356">
            <text:p>0,0773</text:p>
          </table:table-cell>
          <table:table-cell table:formula="of:=[.D20]*100" office:value-type="float" office:value="1.19607715430478">
            <text:p>1,196</text:p>
          </table:table-cell>
          <table:table-cell table:formula="of:=[.E20]*100" office:value-type="float" office:value="7.72748191097356">
            <text:p>7,727</text:p>
          </table:table-cell>
          <table:table-cell table:number-columns-repeated="12"/>
          <table:table-cell table:style-name="ce1" office:value-type="string">
            <text:p>RECTA DE REGRESIÓN</text:p>
          </table:table-cell>
        </table:table-row>
        <table:table-row table:style-name="ro1">
          <table:table-cell office:value-type="date" office:date-value="2000-09-01">
            <text:p>01/09/00</text:p>
          </table:table-cell>
          <table:table-cell office:value-type="float" office:value="414314">
            <text:p>414314</text:p>
          </table:table-cell>
          <table:table-cell table:formula="of:=SUM([.C20]+[.B21])" office:value-type="float" office:value="2935546">
            <text:p>2935546</text:p>
          </table:table-cell>
          <table:table-cell table:formula="of:=[.B21]/[.$C$96]" office:value-type="float" office:value="0.0126985693520592">
            <text:p>0,0127</text:p>
          </table:table-cell>
          <table:table-cell table:formula="of:=[.C21]/[.$C$96]" office:value-type="float" office:value="0.0899733884617949">
            <text:p>0,0900</text:p>
          </table:table-cell>
          <table:table-cell table:formula="of:=[.D21]*100" office:value-type="float" office:value="1.26985693520592">
            <text:p>1,270</text:p>
          </table:table-cell>
          <table:table-cell table:formula="of:=[.E21]*100" office:value-type="float" office:value="8.99733884617949">
            <text:p>8,997</text:p>
          </table:table-cell>
          <table:table-cell table:number-columns-repeated="12"/>
          <table:table-cell table:style-name="ce7" office:value-type="string">
            <text:p>Adjunta en la gráfica como f(x).</text:p>
          </table:table-cell>
        </table:table-row>
        <table:table-row table:style-name="ro1">
          <table:table-cell office:value-type="date" office:date-value="2000-10-01">
            <text:p>01/10/00</text:p>
          </table:table-cell>
          <table:table-cell office:value-type="float" office:value="362894">
            <text:p>362894</text:p>
          </table:table-cell>
          <table:table-cell table:formula="of:=SUM([.C21]+[.B22])" office:value-type="float" office:value="3298440">
            <text:p>3298440</text:p>
          </table:table-cell>
          <table:table-cell table:formula="of:=[.B22]/[.$C$96]" office:value-type="float" office:value="0.0111225655576355">
            <text:p>0,0111</text:p>
          </table:table-cell>
          <table:table-cell table:formula="of:=[.C22]/[.$C$96]" office:value-type="float" office:value="0.10109595401943">
            <text:p>0,1011</text:p>
          </table:table-cell>
          <table:table-cell table:formula="of:=[.D22]*100" office:value-type="float" office:value="1.11225655576355">
            <text:p>1,112</text:p>
          </table:table-cell>
          <table:table-cell table:formula="of:=[.E22]*100" office:value-type="float" office:value="10.109595401943">
            <text:p>10,110</text:p>
          </table:table-cell>
          <table:table-cell table:number-columns-repeated="12"/>
          <table:table-cell office:value-type="string">
            <text:p>Es una recta de regresión no muy buena <text:s/></text:p>
          </table:table-cell>
        </table:table-row>
        <table:table-row table:style-name="ro1">
          <table:table-cell office:value-type="date" office:date-value="2000-11-01">
            <text:p>01/11/00</text:p>
          </table:table-cell>
          <table:table-cell office:value-type="float" office:value="339876">
            <text:p>339876</text:p>
          </table:table-cell>
          <table:table-cell table:formula="of:=SUM([.C22]+[.B23])" office:value-type="float" office:value="3638316">
            <text:p>3638316</text:p>
          </table:table-cell>
          <table:table-cell table:formula="of:=[.B23]/[.$C$96]" office:value-type="float" office:value="0.0104170724549508">
            <text:p>0,0104</text:p>
          </table:table-cell>
          <table:table-cell table:formula="of:=[.C23]/[.$C$96]" office:value-type="float" office:value="0.111513026474381">
            <text:p>0,1115</text:p>
          </table:table-cell>
          <table:table-cell table:formula="of:=[.D23]*100" office:value-type="float" office:value="1.04170724549508">
            <text:p>1,042</text:p>
          </table:table-cell>
          <table:table-cell table:formula="of:=[.E23]*100" office:value-type="float" office:value="11.1513026474381">
            <text:p>11,151</text:p>
          </table:table-cell>
          <table:table-cell table:number-columns-repeated="12"/>
          <table:table-cell office:value-type="string">
            <text:p>porque los puntos del diagrama están</text:p>
          </table:table-cell>
        </table:table-row>
        <table:table-row table:style-name="ro1">
          <table:table-cell office:value-type="date" office:date-value="2000-12-01">
            <text:p>01/12/00</text:p>
          </table:table-cell>
          <table:table-cell office:value-type="float" office:value="246274">
            <text:p>246274</text:p>
          </table:table-cell>
          <table:table-cell table:formula="of:=SUM([.C23]+[.B24])" office:value-type="float" office:value="3884590">
            <text:p>3884590</text:p>
          </table:table-cell>
          <table:table-cell table:formula="of:=[.B24]/[.$C$96]" office:value-type="float" office:value="0.00754820611567322">
            <text:p>0,0075</text:p>
          </table:table-cell>
          <table:table-cell table:formula="of:=[.C24]/[.$C$96]" office:value-type="float" office:value="0.119061232590054">
            <text:p>0,1191</text:p>
          </table:table-cell>
          <table:table-cell table:formula="of:=[.D24]*100" office:value-type="float" office:value="0.754820611567322">
            <text:p>0,755</text:p>
          </table:table-cell>
          <table:table-cell table:formula="of:=[.E24]*100" office:value-type="float" office:value="11.9061232590054">
            <text:p>11,906</text:p>
          </table:table-cell>
          <table:table-cell table:number-columns-repeated="12"/>
          <table:table-cell office:value-type="string">
            <text:p>demasiado separados entre si.</text:p>
          </table:table-cell>
        </table:table-row>
        <table:table-row table:style-name="ro1">
          <table:table-cell office:value-type="date" office:date-value="2001-01-01">
            <text:p>01/01/01</text:p>
          </table:table-cell>
          <table:table-cell office:value-type="float" office:value="317888">
            <text:p>317888</text:p>
          </table:table-cell>
          <table:table-cell table:formula="of:=SUM([.C24]+[.B25])" office:value-type="float" office:value="4202478">
            <text:p>4202478</text:p>
          </table:table-cell>
          <table:table-cell table:formula="of:=[.B25]/[.$C$96]" office:value-type="float" office:value="0.00974314846755699">
            <text:p>0,0097</text:p>
          </table:table-cell>
          <table:table-cell table:formula="of:=[.C25]/[.$C$96]" office:value-type="float" office:value="0.128804381057611">
            <text:p>0,1288</text:p>
          </table:table-cell>
          <table:table-cell table:formula="of:=[.D25]*100" office:value-type="float" office:value="0.974314846755699">
            <text:p>0,974</text:p>
          </table:table-cell>
          <table:table-cell table:formula="of:=[.E25]*100" office:value-type="float" office:value="12.8804381057611">
            <text:p>12,880</text:p>
          </table:table-cell>
          <table:table-cell table:number-columns-repeated="13"/>
        </table:table-row>
        <table:table-row table:style-name="ro1">
          <table:table-cell office:value-type="date" office:date-value="2001-02-01">
            <text:p>01/02/01</text:p>
          </table:table-cell>
          <table:table-cell office:value-type="float" office:value="304615">
            <text:p>304615</text:p>
          </table:table-cell>
          <table:table-cell table:formula="of:=SUM([.C25]+[.B26])" office:value-type="float" office:value="4507093">
            <text:p>4507093</text:p>
          </table:table-cell>
          <table:table-cell table:formula="of:=[.B26]/[.$C$96]" office:value-type="float" office:value="0.00933633597507573">
            <text:p>0,0093</text:p>
          </table:table-cell>
          <table:table-cell table:formula="of:=[.C26]/[.$C$96]" office:value-type="float" office:value="0.138140717032687">
            <text:p>0,1381</text:p>
          </table:table-cell>
          <table:table-cell table:formula="of:=[.D26]*100" office:value-type="float" office:value="0.933633597507572">
            <text:p>0,934</text:p>
          </table:table-cell>
          <table:table-cell table:formula="of:=[.E26]*100" office:value-type="float" office:value="13.8140717032687">
            <text:p>13,814</text:p>
          </table:table-cell>
          <table:table-cell table:number-columns-repeated="12"/>
          <table:table-cell table:style-name="ce1" office:value-type="string">
            <text:p>COEFICIENTE CONTINGENCIA</text:p>
          </table:table-cell>
        </table:table-row>
        <table:table-row table:style-name="ro1">
          <table:table-cell office:value-type="date" office:date-value="2001-03-01">
            <text:p>01/03/01</text:p>
          </table:table-cell>
          <table:table-cell office:value-type="float" office:value="317122">
            <text:p>317122</text:p>
          </table:table-cell>
          <table:table-cell table:formula="of:=SUM([.C26]+[.B27])" office:value-type="float" office:value="4824215">
            <text:p>4824215</text:p>
          </table:table-cell>
          <table:table-cell table:formula="of:=[.B27]/[.$C$96]" office:value-type="float" office:value="0.00971967085366106">
            <text:p>0,0097</text:p>
          </table:table-cell>
          <table:table-cell table:formula="of:=[.C27]/[.$C$96]" office:value-type="float" office:value="0.147860387886348">
            <text:p>0,1479</text:p>
          </table:table-cell>
          <table:table-cell table:formula="of:=[.D27]*100" office:value-type="float" office:value="0.971967085366106">
            <text:p>0,972</text:p>
          </table:table-cell>
          <table:table-cell table:formula="of:=[.E27]*100" office:value-type="float" office:value="14.7860387886348">
            <text:p>14,786</text:p>
          </table:table-cell>
          <table:table-cell table:number-columns-repeated="12"/>
          <table:table-cell table:style-name="ce8" table:formula="of:=([.B27]/([.C96]+[.B27]))^1/2" office:value-type="float" office:value="0.0048130541249353">
            <text:p>0,004813054</text:p>
          </table:table-cell>
        </table:table-row>
        <table:table-row table:style-name="ro1">
          <table:table-cell office:value-type="date" office:date-value="2001-04-01">
            <text:p>01/04/01</text:p>
          </table:table-cell>
          <table:table-cell office:value-type="float" office:value="307222">
            <text:p>307222</text:p>
          </table:table-cell>
          <table:table-cell table:formula="of:=SUM([.C27]+[.B28])" office:value-type="float" office:value="5131437">
            <text:p>5131437</text:p>
          </table:table-cell>
          <table:table-cell table:formula="of:=[.B28]/[.$C$96]" office:value-type="float" office:value="0.00941623955135077">
            <text:p>0,0094</text:p>
          </table:table-cell>
          <table:table-cell table:formula="of:=[.C28]/[.$C$96]" office:value-type="float" office:value="0.157276627437699">
            <text:p>0,1573</text:p>
          </table:table-cell>
          <table:table-cell table:formula="of:=[.D28]*100" office:value-type="float" office:value="0.941623955135077">
            <text:p>0,942</text:p>
          </table:table-cell>
          <table:table-cell table:formula="of:=[.E28]*100" office:value-type="float" office:value="15.7276627437699">
            <text:p>15,728</text:p>
          </table:table-cell>
          <table:table-cell table:number-columns-repeated="13"/>
        </table:table-row>
        <table:table-row table:style-name="ro1">
          <table:table-cell office:value-type="date" office:date-value="2001-05-01">
            <text:p>01/05/01</text:p>
          </table:table-cell>
          <table:table-cell office:value-type="float" office:value="306316">
            <text:p>306316</text:p>
          </table:table-cell>
          <table:table-cell table:formula="of:=SUM([.C28]+[.B29])" office:value-type="float" office:value="5437753">
            <text:p>5437753</text:p>
          </table:table-cell>
          <table:table-cell table:formula="of:=[.B29]/[.$C$96]" office:value-type="float" office:value="0.0093884709897454">
            <text:p>0,0094</text:p>
          </table:table-cell>
          <table:table-cell table:formula="of:=[.C29]/[.$C$96]" office:value-type="float" office:value="0.166665098427444">
            <text:p>0,1667</text:p>
          </table:table-cell>
          <table:table-cell table:formula="of:=[.D29]*100" office:value-type="float" office:value="0.93884709897454">
            <text:p>0,939</text:p>
          </table:table-cell>
          <table:table-cell table:formula="of:=[.E29]*100" office:value-type="float" office:value="16.6665098427444">
            <text:p>16,667</text:p>
          </table:table-cell>
          <table:table-cell table:number-columns-repeated="13"/>
        </table:table-row>
        <table:table-row table:style-name="ro1">
          <table:table-cell office:value-type="date" office:date-value="2001-06-01">
            <text:p>01/06/01</text:p>
          </table:table-cell>
          <table:table-cell office:value-type="float" office:value="330740">
            <text:p>330740</text:p>
          </table:table-cell>
          <table:table-cell table:formula="of:=SUM([.C29]+[.B30])" office:value-type="float" office:value="5768493">
            <text:p>5768493</text:p>
          </table:table-cell>
          <table:table-cell table:formula="of:=[.B30]/[.$C$96]" office:value-type="float" office:value="0.0101370574672834">
            <text:p>0,0101</text:p>
          </table:table-cell>
          <table:table-cell table:formula="of:=[.C30]/[.$C$96]" office:value-type="float" office:value="0.176802155894728">
            <text:p>0,1768</text:p>
          </table:table-cell>
          <table:table-cell table:formula="of:=[.D30]*100" office:value-type="float" office:value="1.01370574672834">
            <text:p>1,014</text:p>
          </table:table-cell>
          <table:table-cell table:formula="of:=[.E30]*100" office:value-type="float" office:value="17.6802155894728">
            <text:p>17,680</text:p>
          </table:table-cell>
          <table:table-cell table:number-columns-repeated="13"/>
        </table:table-row>
        <table:table-row table:style-name="ro1">
          <table:table-cell office:value-type="date" office:date-value="2001-07-01">
            <text:p>01/07/01</text:p>
          </table:table-cell>
          <table:table-cell office:value-type="float" office:value="370273">
            <text:p>370273</text:p>
          </table:table-cell>
          <table:table-cell table:formula="of:=SUM([.C30]+[.B31])" office:value-type="float" office:value="6138766">
            <text:p>6138766</text:p>
          </table:table-cell>
          <table:table-cell table:formula="of:=[.B31]/[.$C$96]" office:value-type="float" office:value="0.0113487291515494">
            <text:p>0,0113</text:p>
          </table:table-cell>
          <table:table-cell table:formula="of:=[.C31]/[.$C$96]" office:value-type="float" office:value="0.188150885046277">
            <text:p>0,1882</text:p>
          </table:table-cell>
          <table:table-cell table:formula="of:=[.D31]*100" office:value-type="float" office:value="1.13487291515494">
            <text:p>1,135</text:p>
          </table:table-cell>
          <table:table-cell table:formula="of:=[.E31]*100" office:value-type="float" office:value="18.8150885046277">
            <text:p>18,815</text:p>
          </table:table-cell>
          <table:table-cell table:number-columns-repeated="13"/>
        </table:table-row>
        <table:table-row table:style-name="ro1">
          <table:table-cell office:value-type="date" office:date-value="2001-08-01">
            <text:p>01/08/01</text:p>
          </table:table-cell>
          <table:table-cell office:value-type="float" office:value="434050">
            <text:p>434050</text:p>
          </table:table-cell>
          <table:table-cell table:formula="of:=SUM([.C31]+[.B32])" office:value-type="float" office:value="6572816">
            <text:p>6572816</text:p>
          </table:table-cell>
          <table:table-cell table:formula="of:=[.B32]/[.$C$96]" office:value-type="float" office:value="0.0133034703805841">
            <text:p>0,0133</text:p>
          </table:table-cell>
          <table:table-cell table:formula="of:=[.C32]/[.$C$96]" office:value-type="float" office:value="0.201454355426861">
            <text:p>0,2015</text:p>
          </table:table-cell>
          <table:table-cell table:formula="of:=[.D32]*100" office:value-type="float" office:value="1.33034703805841">
            <text:p>1,330</text:p>
          </table:table-cell>
          <table:table-cell table:formula="of:=[.E32]*100" office:value-type="float" office:value="20.1454355426861">
            <text:p>20,145</text:p>
          </table:table-cell>
          <table:table-cell table:number-columns-repeated="13"/>
        </table:table-row>
        <table:table-row table:style-name="ro1">
          <table:table-cell office:value-type="date" office:date-value="2001-09-01">
            <text:p>01/09/01</text:p>
          </table:table-cell>
          <table:table-cell office:value-type="float" office:value="433096">
            <text:p>433096</text:p>
          </table:table-cell>
          <table:table-cell table:formula="of:=SUM([.C32]+[.B33])" office:value-type="float" office:value="7005912">
            <text:p>7005912</text:p>
          </table:table-cell>
          <table:table-cell table:formula="of:=[.B33]/[.$C$96]" office:value-type="float" office:value="0.0132742306369069">
            <text:p>0,0133</text:p>
          </table:table-cell>
          <table:table-cell table:formula="of:=[.C33]/[.$C$96]" office:value-type="float" office:value="0.214728586063768">
            <text:p>0,2147</text:p>
          </table:table-cell>
          <table:table-cell table:formula="of:=[.D33]*100" office:value-type="float" office:value="1.32742306369069">
            <text:p>1,327</text:p>
          </table:table-cell>
          <table:table-cell table:formula="of:=[.E33]*100" office:value-type="float" office:value="21.4728586063768">
            <text:p>21,473</text:p>
          </table:table-cell>
          <table:table-cell table:number-columns-repeated="13"/>
        </table:table-row>
        <table:table-row table:style-name="ro1">
          <table:table-cell office:value-type="date" office:date-value="2001-10-01">
            <text:p>01/10/01</text:p>
          </table:table-cell>
          <table:table-cell office:value-type="float" office:value="398323">
            <text:p>398323</text:p>
          </table:table-cell>
          <table:table-cell table:formula="of:=SUM([.C33]+[.B34])" office:value-type="float" office:value="7404235">
            <text:p>7404235</text:p>
          </table:table-cell>
          <table:table-cell table:formula="of:=[.B34]/[.$C$96]" office:value-type="float" office:value="0.0122084511747619">
            <text:p>0,0122</text:p>
          </table:table-cell>
          <table:table-cell table:formula="of:=[.C34]/[.$C$96]" office:value-type="float" office:value="0.22693703723853">
            <text:p>0,2269</text:p>
          </table:table-cell>
          <table:table-cell table:formula="of:=[.D34]*100" office:value-type="float" office:value="1.22084511747619">
            <text:p>1,221</text:p>
          </table:table-cell>
          <table:table-cell table:formula="of:=[.E34]*100" office:value-type="float" office:value="22.693703723853">
            <text:p>22,694</text:p>
          </table:table-cell>
          <table:table-cell table:number-columns-repeated="13"/>
        </table:table-row>
        <table:table-row table:style-name="ro1">
          <table:table-cell office:value-type="date" office:date-value="2001-11-01">
            <text:p>01/11/01</text:p>
          </table:table-cell>
          <table:table-cell office:value-type="float" office:value="353725">
            <text:p>353725</text:p>
          </table:table-cell>
          <table:table-cell table:formula="of:=SUM([.C34]+[.B35])" office:value-type="float" office:value="7757960">
            <text:p>7757960</text:p>
          </table:table-cell>
          <table:table-cell table:formula="of:=[.B35]/[.$C$96]" office:value-type="float" office:value="0.0108415391322938">
            <text:p>0,0108</text:p>
          </table:table-cell>
          <table:table-cell table:formula="of:=[.C35]/[.$C$96]" office:value-type="float" office:value="0.237778576370824">
            <text:p>0,2378</text:p>
          </table:table-cell>
          <table:table-cell table:formula="of:=[.D35]*100" office:value-type="float" office:value="1.08415391322938">
            <text:p>1,084</text:p>
          </table:table-cell>
          <table:table-cell table:formula="of:=[.E35]*100" office:value-type="float" office:value="23.7778576370824">
            <text:p>23,778</text:p>
          </table:table-cell>
          <table:table-cell table:number-columns-repeated="13"/>
        </table:table-row>
        <table:table-row table:style-name="ro1">
          <table:table-cell office:value-type="date" office:date-value="2001-12-01">
            <text:p>01/12/01</text:p>
          </table:table-cell>
          <table:table-cell office:value-type="float" office:value="300079">
            <text:p>300079</text:p>
          </table:table-cell>
          <table:table-cell table:formula="of:=SUM([.C35]+[.B36])" office:value-type="float" office:value="8058039">
            <text:p>8058039</text:p>
          </table:table-cell>
          <table:table-cell table:formula="of:=[.B36]/[.$C$96]" office:value-type="float" office:value="0.00919730926928992">
            <text:p>0,0092</text:p>
          </table:table-cell>
          <table:table-cell table:formula="of:=[.C36]/[.$C$96]" office:value-type="float" office:value="0.246975885640114">
            <text:p>0,2470</text:p>
          </table:table-cell>
          <table:table-cell table:formula="of:=[.D36]*100" office:value-type="float" office:value="0.919730926928992">
            <text:p>0,920</text:p>
          </table:table-cell>
          <table:table-cell table:formula="of:=[.E36]*100" office:value-type="float" office:value="24.6975885640114">
            <text:p>24,698</text:p>
          </table:table-cell>
          <table:table-cell table:number-columns-repeated="13"/>
        </table:table-row>
        <table:table-row table:style-name="ro1">
          <table:table-cell office:value-type="date" office:date-value="2002-01-01">
            <text:p>01/01/02</text:p>
          </table:table-cell>
          <table:table-cell office:value-type="float" office:value="334457">
            <text:p>334457</text:p>
          </table:table-cell>
          <table:table-cell table:formula="of:=SUM([.C36]+[.B37])" office:value-type="float" office:value="8392496">
            <text:p>8392496</text:p>
          </table:table-cell>
          <table:table-cell table:formula="of:=[.B37]/[.$C$96]" office:value-type="float" office:value="0.010250982128969">
            <text:p>0,0103</text:p>
          </table:table-cell>
          <table:table-cell table:formula="of:=[.C37]/[.$C$96]" office:value-type="float" office:value="0.257226867769083">
            <text:p>0,2572</text:p>
          </table:table-cell>
          <table:table-cell table:formula="of:=[.D37]*100" office:value-type="float" office:value="1.0250982128969">
            <text:p>1,025</text:p>
          </table:table-cell>
          <table:table-cell table:formula="of:=[.E37]*100" office:value-type="float" office:value="25.7226867769083">
            <text:p>25,723</text:p>
          </table:table-cell>
          <table:table-cell table:number-columns-repeated="13"/>
        </table:table-row>
        <table:table-row table:style-name="ro1">
          <table:table-cell office:value-type="date" office:date-value="2002-02-01">
            <text:p>01/02/02</text:p>
          </table:table-cell>
          <table:table-cell office:value-type="float" office:value="322415">
            <text:p>322415</text:p>
          </table:table-cell>
          <table:table-cell table:formula="of:=SUM([.C37]+[.B38])" office:value-type="float" office:value="8714911">
            <text:p>8714911</text:p>
          </table:table-cell>
          <table:table-cell table:formula="of:=[.B38]/[.$C$96]" office:value-type="float" office:value="0.00988189932670433">
            <text:p>0,0099</text:p>
          </table:table-cell>
          <table:table-cell table:formula="of:=[.C38]/[.$C$96]" office:value-type="float" office:value="0.267108767095787">
            <text:p>0,2671</text:p>
          </table:table-cell>
          <table:table-cell table:formula="of:=[.D38]*100" office:value-type="float" office:value="0.988189932670433">
            <text:p>0,988</text:p>
          </table:table-cell>
          <table:table-cell table:formula="of:=[.E38]*100" office:value-type="float" office:value="26.7108767095787">
            <text:p>26,711</text:p>
          </table:table-cell>
          <table:table-cell table:number-columns-repeated="13"/>
        </table:table-row>
        <table:table-row table:style-name="ro1">
          <table:table-cell office:value-type="date" office:date-value="2002-03-01">
            <text:p>01/03/02</text:p>
          </table:table-cell>
          <table:table-cell office:value-type="float" office:value="319100">
            <text:p>319100</text:p>
          </table:table-cell>
          <table:table-cell table:formula="of:=SUM([.C38]+[.B39])" office:value-type="float" office:value="9034011">
            <text:p>9034011</text:p>
          </table:table-cell>
          <table:table-cell table:formula="of:=[.B39]/[.$C$96]" office:value-type="float" office:value="0.00978029581487013">
            <text:p>0,0098</text:p>
          </table:table-cell>
          <table:table-cell table:formula="of:=[.C39]/[.$C$96]" office:value-type="float" office:value="0.276889062910657">
            <text:p>0,2769</text:p>
          </table:table-cell>
          <table:table-cell table:formula="of:=[.D39]*100" office:value-type="float" office:value="0.978029581487013">
            <text:p>0,978</text:p>
          </table:table-cell>
          <table:table-cell table:formula="of:=[.E39]*100" office:value-type="float" office:value="27.6889062910657">
            <text:p>27,689</text:p>
          </table:table-cell>
          <table:table-cell table:number-columns-repeated="13"/>
        </table:table-row>
        <table:table-row table:style-name="ro1">
          <table:table-cell office:value-type="date" office:date-value="2002-04-01">
            <text:p>01/04/02</text:p>
          </table:table-cell>
          <table:table-cell office:value-type="float" office:value="333539">
            <text:p>333539</text:p>
          </table:table-cell>
          <table:table-cell table:formula="of:=SUM([.C39]+[.B40])" office:value-type="float" office:value="9367550">
            <text:p>9367550</text:p>
          </table:table-cell>
          <table:table-cell table:formula="of:=[.B40]/[.$C$96]" office:value-type="float" office:value="0.0102228457718457">
            <text:p>0,0102</text:p>
          </table:table-cell>
          <table:table-cell table:formula="of:=[.C40]/[.$C$96]" office:value-type="float" office:value="0.287111908682503">
            <text:p>0,2871</text:p>
          </table:table-cell>
          <table:table-cell table:formula="of:=[.D40]*100" office:value-type="float" office:value="1.02228457718457">
            <text:p>1,022</text:p>
          </table:table-cell>
          <table:table-cell table:formula="of:=[.E40]*100" office:value-type="float" office:value="28.7111908682503">
            <text:p>28,711</text:p>
          </table:table-cell>
          <table:table-cell table:number-columns-repeated="13"/>
        </table:table-row>
        <table:table-row table:style-name="ro1">
          <table:table-cell office:value-type="date" office:date-value="2002-05-01">
            <text:p>01/05/02</text:p>
          </table:table-cell>
          <table:table-cell office:value-type="float" office:value="354948">
            <text:p>354948</text:p>
          </table:table-cell>
          <table:table-cell table:formula="of:=SUM([.C40]+[.B41])" office:value-type="float" office:value="9722498">
            <text:p>9722498</text:p>
          </table:table-cell>
          <table:table-cell table:formula="of:=[.B41]/[.$C$96]" office:value-type="float" office:value="0.0108790236254983">
            <text:p>0,0109</text:p>
          </table:table-cell>
          <table:table-cell table:formula="of:=[.C41]/[.$C$96]" office:value-type="float" office:value="0.297990932308001">
            <text:p>0,2980</text:p>
          </table:table-cell>
          <table:table-cell table:formula="of:=[.D41]*100" office:value-type="float" office:value="1.08790236254983">
            <text:p>1,088</text:p>
          </table:table-cell>
          <table:table-cell table:formula="of:=[.E41]*100" office:value-type="float" office:value="29.7990932308001">
            <text:p>29,799</text:p>
          </table:table-cell>
          <table:table-cell table:number-columns-repeated="13"/>
        </table:table-row>
        <table:table-row table:style-name="ro1">
          <table:table-cell office:value-type="date" office:date-value="2002-06-01">
            <text:p>01/06/02</text:p>
          </table:table-cell>
          <table:table-cell office:value-type="float" office:value="331469">
            <text:p>331469</text:p>
          </table:table-cell>
          <table:table-cell table:formula="of:=SUM([.C41]+[.B42])" office:value-type="float" office:value="10053967">
            <text:p>10053967</text:p>
          </table:table-cell>
          <table:table-cell table:formula="of:=[.B42]/[.$C$96]" office:value-type="float" office:value="0.010159401044999">
            <text:p>0,0102</text:p>
          </table:table-cell>
          <table:table-cell table:formula="of:=[.C42]/[.$C$96]" office:value-type="float" office:value="0.308150333353">
            <text:p>0,3082</text:p>
          </table:table-cell>
          <table:table-cell table:formula="of:=[.D42]*100" office:value-type="float" office:value="1.0159401044999">
            <text:p>1,016</text:p>
          </table:table-cell>
          <table:table-cell table:formula="of:=[.E42]*100" office:value-type="float" office:value="30.8150333353">
            <text:p>30,815</text:p>
          </table:table-cell>
          <table:table-cell table:number-columns-repeated="13"/>
        </table:table-row>
        <table:table-row table:style-name="ro1">
          <table:table-cell office:value-type="date" office:date-value="2002-07-01">
            <text:p>01/07/02</text:p>
          </table:table-cell>
          <table:table-cell office:value-type="float" office:value="397335">
            <text:p>397335</text:p>
          </table:table-cell>
          <table:table-cell table:formula="of:=SUM([.C42]+[.B43])" office:value-type="float" office:value="10451302">
            <text:p>10451302</text:p>
          </table:table-cell>
          <table:table-cell table:formula="of:=[.B43]/[.$C$96]" office:value-type="float" office:value="0.0121781693437838">
            <text:p>0,0122</text:p>
          </table:table-cell>
          <table:table-cell table:formula="of:=[.C43]/[.$C$96]" office:value-type="float" office:value="0.320328502696784">
            <text:p>0,3203</text:p>
          </table:table-cell>
          <table:table-cell table:formula="of:=[.D43]*100" office:value-type="float" office:value="1.21781693437838">
            <text:p>1,218</text:p>
          </table:table-cell>
          <table:table-cell table:formula="of:=[.E43]*100" office:value-type="float" office:value="32.0328502696784">
            <text:p>32,033</text:p>
          </table:table-cell>
          <table:table-cell table:number-columns-repeated="13"/>
        </table:table-row>
        <table:table-row table:style-name="ro1">
          <table:table-cell office:value-type="date" office:date-value="2002-08-01">
            <text:p>01/08/02</text:p>
          </table:table-cell>
          <table:table-cell office:value-type="float" office:value="425402">
            <text:p>425402</text:p>
          </table:table-cell>
          <table:table-cell table:formula="of:=SUM([.C43]+[.B44])" office:value-type="float" office:value="10876704">
            <text:p>10876704</text:p>
          </table:table-cell>
          <table:table-cell table:formula="of:=[.B44]/[.$C$96]" office:value-type="float" office:value="0.0130384124106468">
            <text:p>0,0130</text:p>
          </table:table-cell>
          <table:table-cell table:formula="of:=[.C44]/[.$C$96]" office:value-type="float" office:value="0.333366915107431">
            <text:p>0,3334</text:p>
          </table:table-cell>
          <table:table-cell table:formula="of:=[.D44]*100" office:value-type="float" office:value="1.30384124106468">
            <text:p>1,304</text:p>
          </table:table-cell>
          <table:table-cell table:formula="of:=[.E44]*100" office:value-type="float" office:value="33.3366915107431">
            <text:p>33,337</text:p>
          </table:table-cell>
          <table:table-cell table:number-columns-repeated="13"/>
        </table:table-row>
        <table:table-row table:style-name="ro1">
          <table:table-cell office:value-type="date" office:date-value="2002-09-01">
            <text:p>01/09/02</text:p>
          </table:table-cell>
          <table:table-cell office:value-type="float" office:value="425740">
            <text:p>425740</text:p>
          </table:table-cell>
          <table:table-cell table:formula="of:=SUM([.C44]+[.B45])" office:value-type="float" office:value="11302444">
            <text:p>11302444</text:p>
          </table:table-cell>
          <table:table-cell table:formula="of:=[.B45]/[.$C$96]" office:value-type="float" office:value="0.0130487719844024">
            <text:p>0,0130</text:p>
          </table:table-cell>
          <table:table-cell table:formula="of:=[.C45]/[.$C$96]" office:value-type="float" office:value="0.346415687091833">
            <text:p>0,3464</text:p>
          </table:table-cell>
          <table:table-cell table:formula="of:=[.D45]*100" office:value-type="float" office:value="1.30487719844024">
            <text:p>1,305</text:p>
          </table:table-cell>
          <table:table-cell table:formula="of:=[.E45]*100" office:value-type="float" office:value="34.6415687091833">
            <text:p>34,642</text:p>
          </table:table-cell>
          <table:table-cell table:number-columns-repeated="13"/>
        </table:table-row>
        <table:table-row table:style-name="ro1">
          <table:table-cell office:value-type="date" office:date-value="2002-10-01">
            <text:p>01/10/02</text:p>
          </table:table-cell>
          <table:table-cell office:value-type="float" office:value="433154">
            <text:p>433154</text:p>
          </table:table-cell>
          <table:table-cell table:formula="of:=SUM([.C45]+[.B46])" office:value-type="float" office:value="11735598">
            <text:p>11735598</text:p>
          </table:table-cell>
          <table:table-cell table:formula="of:=[.B46]/[.$C$96]" office:value-type="float" office:value="0.0132760083152437">
            <text:p>0,0133</text:p>
          </table:table-cell>
          <table:table-cell table:formula="of:=[.C46]/[.$C$96]" office:value-type="float" office:value="0.359691695407077">
            <text:p>0,3597</text:p>
          </table:table-cell>
          <table:table-cell table:formula="of:=[.D46]*100" office:value-type="float" office:value="1.32760083152437">
            <text:p>1,328</text:p>
          </table:table-cell>
          <table:table-cell table:formula="of:=[.E46]*100" office:value-type="float" office:value="35.9691695407077">
            <text:p>35,969</text:p>
          </table:table-cell>
          <table:table-cell table:number-columns-repeated="13"/>
        </table:table-row>
        <table:table-row table:style-name="ro1">
          <table:table-cell office:value-type="date" office:date-value="2002-11-01">
            <text:p>01/11/02</text:p>
          </table:table-cell>
          <table:table-cell office:value-type="float" office:value="319404">
            <text:p>319404</text:p>
          </table:table-cell>
          <table:table-cell table:formula="of:=SUM([.C46]+[.B47])" office:value-type="float" office:value="12055002">
            <text:p>12055002</text:p>
          </table:table-cell>
          <table:table-cell table:formula="of:=[.B47]/[.$C$96]" office:value-type="float" office:value="0.00978961330132491">
            <text:p>0,0098</text:p>
          </table:table-cell>
          <table:table-cell table:formula="of:=[.C47]/[.$C$96]" office:value-type="float" office:value="0.369481308708402">
            <text:p>0,3695</text:p>
          </table:table-cell>
          <table:table-cell table:formula="of:=[.D47]*100" office:value-type="float" office:value="0.978961330132491">
            <text:p>0,979</text:p>
          </table:table-cell>
          <table:table-cell table:formula="of:=[.E47]*100" office:value-type="float" office:value="36.9481308708402">
            <text:p>36,948</text:p>
          </table:table-cell>
          <table:table-cell table:number-columns-repeated="13"/>
        </table:table-row>
        <table:table-row table:style-name="ro1">
          <table:table-cell office:value-type="date" office:date-value="2002-12-01">
            <text:p>01/12/02</text:p>
          </table:table-cell>
          <table:table-cell office:value-type="float" office:value="340536">
            <text:p>340536</text:p>
          </table:table-cell>
          <table:table-cell table:formula="of:=SUM([.C47]+[.B48])" office:value-type="float" office:value="12395538">
            <text:p>12395538</text:p>
          </table:table-cell>
          <table:table-cell table:formula="of:=[.B48]/[.$C$96]" office:value-type="float" office:value="0.0104373012084381">
            <text:p>0,0104</text:p>
          </table:table-cell>
          <table:table-cell table:formula="of:=[.C48]/[.$C$96]" office:value-type="float" office:value="0.37991860991684">
            <text:p>0,3799</text:p>
          </table:table-cell>
          <table:table-cell table:formula="of:=[.D48]*100" office:value-type="float" office:value="1.04373012084381">
            <text:p>1,044</text:p>
          </table:table-cell>
          <table:table-cell table:formula="of:=[.E48]*100" office:value-type="float" office:value="37.991860991684">
            <text:p>37,992</text:p>
          </table:table-cell>
          <table:table-cell table:number-columns-repeated="13"/>
        </table:table-row>
        <table:table-row table:style-name="ro1">
          <table:table-cell office:value-type="date" office:date-value="2003-01-01">
            <text:p>01/01/03</text:p>
          </table:table-cell>
          <table:table-cell office:value-type="float" office:value="329900">
            <text:p>329900</text:p>
          </table:table-cell>
          <table:table-cell table:formula="of:=SUM([.C48]+[.B49])" office:value-type="float" office:value="12725438">
            <text:p>12725438</text:p>
          </table:table-cell>
          <table:table-cell table:formula="of:=[.B49]/[.$C$96]" office:value-type="float" office:value="0.0101113117810268">
            <text:p>0,0101</text:p>
          </table:table-cell>
          <table:table-cell table:formula="of:=[.C49]/[.$C$96]" office:value-type="float" office:value="0.390029921697867">
            <text:p>0,3900</text:p>
          </table:table-cell>
          <table:table-cell table:formula="of:=[.D49]*100" office:value-type="float" office:value="1.01113117810268">
            <text:p>1,011</text:p>
          </table:table-cell>
          <table:table-cell table:formula="of:=[.E49]*100" office:value-type="float" office:value="39.0029921697867">
            <text:p>39,003</text:p>
          </table:table-cell>
          <table:table-cell table:number-columns-repeated="13"/>
        </table:table-row>
        <table:table-row table:style-name="ro1">
          <table:table-cell office:value-type="date" office:date-value="2003-02-01">
            <text:p>01/02/03</text:p>
          </table:table-cell>
          <table:table-cell office:value-type="float" office:value="353800">
            <text:p>353800</text:p>
          </table:table-cell>
          <table:table-cell table:formula="of:=SUM([.C49]+[.B50])" office:value-type="float" office:value="13079238">
            <text:p>13079238</text:p>
          </table:table-cell>
          <table:table-cell table:formula="of:=[.B50]/[.$C$96]" office:value-type="float" office:value="0.0108438378542809">
            <text:p>0,0108</text:p>
          </table:table-cell>
          <table:table-cell table:formula="of:=[.C50]/[.$C$96]" office:value-type="float" office:value="0.400873759552148">
            <text:p>0,4009</text:p>
          </table:table-cell>
          <table:table-cell table:formula="of:=[.D50]*100" office:value-type="float" office:value="1.08438378542809">
            <text:p>1,084</text:p>
          </table:table-cell>
          <table:table-cell table:formula="of:=[.E50]*100" office:value-type="float" office:value="40.0873759552148">
            <text:p>40,087</text:p>
          </table:table-cell>
          <table:table-cell table:number-columns-repeated="13"/>
        </table:table-row>
        <table:table-row table:style-name="ro1">
          <table:table-cell office:value-type="date" office:date-value="2003-03-01">
            <text:p>01/03/03</text:p>
          </table:table-cell>
          <table:table-cell office:value-type="float" office:value="358008">
            <text:p>358008</text:p>
          </table:table-cell>
          <table:table-cell table:formula="of:=SUM([.C50]+[.B51])" office:value-type="float" office:value="13437246">
            <text:p>13437246</text:p>
          </table:table-cell>
          <table:table-cell table:formula="of:=[.B51]/[.$C$96]" office:value-type="float" office:value="0.0109728114825761">
            <text:p>0,0110</text:p>
          </table:table-cell>
          <table:table-cell table:formula="of:=[.C51]/[.$C$96]" office:value-type="float" office:value="0.411846571034724">
            <text:p>0,4118</text:p>
          </table:table-cell>
          <table:table-cell table:formula="of:=[.D51]*100" office:value-type="float" office:value="1.09728114825761">
            <text:p>1,097</text:p>
          </table:table-cell>
          <table:table-cell table:formula="of:=[.E51]*100" office:value-type="float" office:value="41.1846571034724">
            <text:p>41,185</text:p>
          </table:table-cell>
          <table:table-cell table:number-columns-repeated="13"/>
        </table:table-row>
        <table:table-row table:style-name="ro1">
          <table:table-cell office:value-type="date" office:date-value="2003-04-01">
            <text:p>01/04/03</text:p>
          </table:table-cell>
          <table:table-cell office:value-type="float" office:value="320688">
            <text:p>320688</text:p>
          </table:table-cell>
          <table:table-cell table:formula="of:=SUM([.C51]+[.B52])" office:value-type="float" office:value="13757934">
            <text:p>13757934</text:p>
          </table:table-cell>
          <table:table-cell table:formula="of:=[.B52]/[.$C$96]" office:value-type="float" office:value="0.00982896742174576">
            <text:p>0,0098</text:p>
          </table:table-cell>
          <table:table-cell table:formula="of:=[.C52]/[.$C$96]" office:value-type="float" office:value="0.42167553845647">
            <text:p>0,4217</text:p>
          </table:table-cell>
          <table:table-cell table:formula="of:=[.D52]*100" office:value-type="float" office:value="0.982896742174576">
            <text:p>0,983</text:p>
          </table:table-cell>
          <table:table-cell table:formula="of:=[.E52]*100" office:value-type="float" office:value="42.167553845647">
            <text:p>42,168</text:p>
          </table:table-cell>
          <table:table-cell table:number-columns-repeated="13"/>
        </table:table-row>
        <table:table-row table:style-name="ro1">
          <table:table-cell office:value-type="date" office:date-value="2003-05-01">
            <text:p>01/05/03</text:p>
          </table:table-cell>
          <table:table-cell office:value-type="float" office:value="362877">
            <text:p>362877</text:p>
          </table:table-cell>
          <table:table-cell table:formula="of:=SUM([.C52]+[.B53])" office:value-type="float" office:value="14120811">
            <text:p>14120811</text:p>
          </table:table-cell>
          <table:table-cell table:formula="of:=[.B53]/[.$C$96]" office:value-type="float" office:value="0.011122044513985">
            <text:p>0,0111</text:p>
          </table:table-cell>
          <table:table-cell table:formula="of:=[.C53]/[.$C$96]" office:value-type="float" office:value="0.432797582970454">
            <text:p>0,4328</text:p>
          </table:table-cell>
          <table:table-cell table:formula="of:=[.D53]*100" office:value-type="float" office:value="1.1122044513985">
            <text:p>1,112</text:p>
          </table:table-cell>
          <table:table-cell table:formula="of:=[.E53]*100" office:value-type="float" office:value="43.2797582970455">
            <text:p>43,280</text:p>
          </table:table-cell>
          <table:table-cell table:number-columns-repeated="13"/>
        </table:table-row>
        <table:table-row table:style-name="ro1">
          <table:table-cell office:value-type="date" office:date-value="2003-06-01">
            <text:p>01/06/03</text:p>
          </table:table-cell>
          <table:table-cell office:value-type="float" office:value="361473">
            <text:p>361473</text:p>
          </table:table-cell>
          <table:table-cell table:formula="of:=SUM([.C53]+[.B54])" office:value-type="float" office:value="14482284">
            <text:p>14482284</text:p>
          </table:table-cell>
          <table:table-cell table:formula="of:=[.B54]/[.$C$96]" office:value-type="float" office:value="0.0110790124383847">
            <text:p>0,0111</text:p>
          </table:table-cell>
          <table:table-cell table:formula="of:=[.C54]/[.$C$96]" office:value-type="float" office:value="0.443876595408839">
            <text:p>0,4439</text:p>
          </table:table-cell>
          <table:table-cell table:formula="of:=[.D54]*100" office:value-type="float" office:value="1.10790124383847">
            <text:p>1,108</text:p>
          </table:table-cell>
          <table:table-cell table:formula="of:=[.E54]*100" office:value-type="float" office:value="44.3876595408839">
            <text:p>44,388</text:p>
          </table:table-cell>
          <table:table-cell table:number-columns-repeated="13"/>
        </table:table-row>
        <table:table-row table:style-name="ro1">
          <table:table-cell office:value-type="date" office:date-value="2003-07-01">
            <text:p>01/07/03</text:p>
          </table:table-cell>
          <table:table-cell office:value-type="float" office:value="459474">
            <text:p>459474</text:p>
          </table:table-cell>
          <table:table-cell table:formula="of:=SUM([.C54]+[.B55])" office:value-type="float" office:value="14941758">
            <text:p>14941758</text:p>
          </table:table-cell>
          <table:table-cell table:formula="of:=[.B55]/[.$C$96]" office:value-type="float" office:value="0.0140827064846181">
            <text:p>0,0141</text:p>
          </table:table-cell>
          <table:table-cell table:formula="of:=[.C55]/[.$C$96]" office:value-type="float" office:value="0.457959301893457">
            <text:p>0,4580</text:p>
          </table:table-cell>
          <table:table-cell table:formula="of:=[.D55]*100" office:value-type="float" office:value="1.40827064846181">
            <text:p>1,408</text:p>
          </table:table-cell>
          <table:table-cell table:formula="of:=[.E55]*100" office:value-type="float" office:value="45.7959301893457">
            <text:p>45,796</text:p>
          </table:table-cell>
          <table:table-cell table:number-columns-repeated="13"/>
        </table:table-row>
        <table:table-row table:style-name="ro1">
          <table:table-cell office:value-type="date" office:date-value="2003-08-01">
            <text:p>01/08/03</text:p>
          </table:table-cell>
          <table:table-cell office:value-type="float" office:value="516578">
            <text:p>516578</text:p>
          </table:table-cell>
          <table:table-cell table:formula="of:=SUM([.C55]+[.B56])" office:value-type="float" office:value="15458336">
            <text:p>15458336</text:p>
          </table:table-cell>
          <table:table-cell table:formula="of:=[.B56]/[.$C$96]" office:value-type="float" office:value="0.0158329227560451">
            <text:p>0,0158</text:p>
          </table:table-cell>
          <table:table-cell table:formula="of:=[.C56]/[.$C$96]" office:value-type="float" office:value="0.473792224649502">
            <text:p>0,4738</text:p>
          </table:table-cell>
          <table:table-cell table:formula="of:=[.D56]*100" office:value-type="float" office:value="1.58329227560451">
            <text:p>1,583</text:p>
          </table:table-cell>
          <table:table-cell table:formula="of:=[.E56]*100" office:value-type="float" office:value="47.3792224649502">
            <text:p>47,379</text:p>
          </table:table-cell>
          <table:table-cell table:number-columns-repeated="13"/>
        </table:table-row>
        <table:table-row table:style-name="ro1">
          <table:table-cell office:value-type="date" office:date-value="2003-09-01">
            <text:p>01/09/03</text:p>
          </table:table-cell>
          <table:table-cell office:value-type="float" office:value="548885">
            <text:p>548885</text:p>
          </table:table-cell>
          <table:table-cell table:formula="of:=SUM([.C56]+[.B57])" office:value-type="float" office:value="16007221">
            <text:p>16007221</text:p>
          </table:table-cell>
          <table:table-cell table:formula="of:=[.B57]/[.$C$96]" office:value-type="float" office:value="0.016823120239251">
            <text:p>0,0168</text:p>
          </table:table-cell>
          <table:table-cell table:formula="of:=[.C57]/[.$C$96]" office:value-type="float" office:value="0.490615344888753">
            <text:p>0,4906</text:p>
          </table:table-cell>
          <table:table-cell table:formula="of:=[.D57]*100" office:value-type="float" office:value="1.6823120239251">
            <text:p>1,682</text:p>
          </table:table-cell>
          <table:table-cell table:formula="of:=[.E57]*100" office:value-type="float" office:value="49.0615344888753">
            <text:p>49,062</text:p>
          </table:table-cell>
          <table:table-cell table:number-columns-repeated="13"/>
        </table:table-row>
        <table:table-row table:style-name="ro1">
          <table:table-cell office:value-type="date" office:date-value="2003-10-01">
            <text:p>01/10/03</text:p>
          </table:table-cell>
          <table:table-cell office:value-type="float" office:value="434213">
            <text:p>434213</text:p>
          </table:table-cell>
          <table:table-cell table:formula="of:=SUM([.C57]+[.B58])" office:value-type="float" office:value="16441434">
            <text:p>16441434</text:p>
          </table:table-cell>
          <table:table-cell table:formula="of:=[.B58]/[.$C$96]" office:value-type="float" office:value="0.0133084662697029">
            <text:p>0,0133</text:p>
          </table:table-cell>
          <table:table-cell table:formula="of:=[.C58]/[.$C$96]" office:value-type="float" office:value="0.503923811158456">
            <text:p>0,5039</text:p>
          </table:table-cell>
          <table:table-cell table:formula="of:=[.D58]*100" office:value-type="float" office:value="1.33084662697029">
            <text:p>1,331</text:p>
          </table:table-cell>
          <table:table-cell table:formula="of:=[.E58]*100" office:value-type="float" office:value="50.3923811158456">
            <text:p>50,392</text:p>
          </table:table-cell>
          <table:table-cell table:number-columns-repeated="13"/>
        </table:table-row>
        <table:table-row table:style-name="ro1">
          <table:table-cell office:value-type="date" office:date-value="2003-11-01">
            <text:p>01/11/03</text:p>
          </table:table-cell>
          <table:table-cell office:value-type="float" office:value="346403">
            <text:p>346403</text:p>
          </table:table-cell>
          <table:table-cell table:formula="of:=SUM([.C58]+[.B59])" office:value-type="float" office:value="16787837">
            <text:p>16787837</text:p>
          </table:table-cell>
          <table:table-cell table:formula="of:=[.B59]/[.$C$96]" office:value-type="float" office:value="0.0106171225670901">
            <text:p>0,0106</text:p>
          </table:table-cell>
          <table:table-cell table:formula="of:=[.C59]/[.$C$96]" office:value-type="float" office:value="0.514540933725546">
            <text:p>0,5145</text:p>
          </table:table-cell>
          <table:table-cell table:formula="of:=[.D59]*100" office:value-type="float" office:value="1.06171225670901">
            <text:p>1,062</text:p>
          </table:table-cell>
          <table:table-cell table:formula="of:=[.E59]*100" office:value-type="float" office:value="51.4540933725546">
            <text:p>51,454</text:p>
          </table:table-cell>
          <table:table-cell table:number-columns-repeated="13"/>
        </table:table-row>
        <table:table-row table:style-name="ro1">
          <table:table-cell office:value-type="date" office:date-value="2003-12-01">
            <text:p>01/12/03</text:p>
          </table:table-cell>
          <table:table-cell office:value-type="float" office:value="349328">
            <text:p>349328</text:p>
          </table:table-cell>
          <table:table-cell table:formula="of:=SUM([.C59]+[.B60])" office:value-type="float" office:value="17137165">
            <text:p>17137165</text:p>
          </table:table-cell>
          <table:table-cell table:formula="of:=[.B60]/[.$C$96]" office:value-type="float" office:value="0.0107067727245909">
            <text:p>0,0107</text:p>
          </table:table-cell>
          <table:table-cell table:formula="of:=[.C60]/[.$C$96]" office:value-type="float" office:value="0.525247706450137">
            <text:p>0,5252</text:p>
          </table:table-cell>
          <table:table-cell table:formula="of:=[.D60]*100" office:value-type="float" office:value="1.07067727245909">
            <text:p>1,071</text:p>
          </table:table-cell>
          <table:table-cell table:formula="of:=[.E60]*100" office:value-type="float" office:value="52.5247706450137">
            <text:p>52,525</text:p>
          </table:table-cell>
          <table:table-cell table:number-columns-repeated="13"/>
        </table:table-row>
        <table:table-row table:style-name="ro1">
          <table:table-cell office:value-type="date" office:date-value="2004-01-01">
            <text:p>01/01/04</text:p>
          </table:table-cell>
          <table:table-cell office:value-type="float" office:value="353055">
            <text:p>353055</text:p>
          </table:table-cell>
          <table:table-cell table:formula="of:=SUM([.C60]+[.B61])" office:value-type="float" office:value="17490220">
            <text:p>17490220</text:p>
          </table:table-cell>
          <table:table-cell table:formula="of:=[.B61]/[.$C$96]" office:value-type="float" office:value="0.0108210038825414">
            <text:p>0,0108</text:p>
          </table:table-cell>
          <table:table-cell table:formula="of:=[.C61]/[.$C$96]" office:value-type="float" office:value="0.536068710332679">
            <text:p>0,5361</text:p>
          </table:table-cell>
          <table:table-cell table:formula="of:=[.D61]*100" office:value-type="float" office:value="1.08210038825414">
            <text:p>1,082</text:p>
          </table:table-cell>
          <table:table-cell table:formula="of:=[.E61]*100" office:value-type="float" office:value="53.6068710332679">
            <text:p>53,607</text:p>
          </table:table-cell>
          <table:table-cell table:number-columns-repeated="13"/>
        </table:table-row>
        <table:table-row table:style-name="ro1">
          <table:table-cell office:value-type="date" office:date-value="2004-02-01">
            <text:p>01/02/04</text:p>
          </table:table-cell>
          <table:table-cell office:value-type="float" office:value="385585">
            <text:p>385585</text:p>
          </table:table-cell>
          <table:table-cell table:formula="of:=SUM([.C61]+[.B62])" office:value-type="float" office:value="17875805">
            <text:p>17875805</text:p>
          </table:table-cell>
          <table:table-cell table:formula="of:=[.B62]/[.$C$96]" office:value-type="float" office:value="0.011818036232456">
            <text:p>0,0118</text:p>
          </table:table-cell>
          <table:table-cell table:formula="of:=[.C62]/[.$C$96]" office:value-type="float" office:value="0.547886746565135">
            <text:p>0,5479</text:p>
          </table:table-cell>
          <table:table-cell table:formula="of:=[.D62]*100" office:value-type="float" office:value="1.1818036232456">
            <text:p>1,182</text:p>
          </table:table-cell>
          <table:table-cell table:formula="of:=[.E62]*100" office:value-type="float" office:value="54.7886746565135">
            <text:p>54,789</text:p>
          </table:table-cell>
          <table:table-cell table:number-columns-repeated="13"/>
        </table:table-row>
        <table:table-row table:style-name="ro1">
          <table:table-cell office:value-type="date" office:date-value="2004-03-01">
            <text:p>01/03/04</text:p>
          </table:table-cell>
          <table:table-cell office:value-type="float" office:value="368514">
            <text:p>368514</text:p>
          </table:table-cell>
          <table:table-cell table:formula="of:=SUM([.C62]+[.B63])" office:value-type="float" office:value="18244319">
            <text:p>18244319</text:p>
          </table:table-cell>
          <table:table-cell table:formula="of:=[.B63]/[.$C$96]" office:value-type="float" office:value="0.0112948164585429">
            <text:p>0,0113</text:p>
          </table:table-cell>
          <table:table-cell table:formula="of:=[.C63]/[.$C$96]" office:value-type="float" office:value="0.559181563023678">
            <text:p>0,5592</text:p>
          </table:table-cell>
          <table:table-cell table:formula="of:=[.D63]*100" office:value-type="float" office:value="1.12948164585429">
            <text:p>1,129</text:p>
          </table:table-cell>
          <table:table-cell table:formula="of:=[.E63]*100" office:value-type="float" office:value="55.9181563023678">
            <text:p>55,918</text:p>
          </table:table-cell>
          <table:table-cell table:number-columns-repeated="13"/>
        </table:table-row>
        <table:table-row table:style-name="ro1">
          <table:table-cell office:value-type="date" office:date-value="2004-04-01">
            <text:p>01/04/04</text:p>
          </table:table-cell>
          <table:table-cell office:value-type="float" office:value="382662">
            <text:p>382662</text:p>
          </table:table-cell>
          <table:table-cell table:formula="of:=SUM([.C63]+[.B64])" office:value-type="float" office:value="18626981">
            <text:p>18626981</text:p>
          </table:table-cell>
          <table:table-cell table:formula="of:=[.B64]/[.$C$96]" office:value-type="float" office:value="0.0117284473742082">
            <text:p>0,0117</text:p>
          </table:table-cell>
          <table:table-cell table:formula="of:=[.C64]/[.$C$96]" office:value-type="float" office:value="0.570910010397886">
            <text:p>0,5709</text:p>
          </table:table-cell>
          <table:table-cell table:formula="of:=[.D64]*100" office:value-type="float" office:value="1.17284473742082">
            <text:p>1,173</text:p>
          </table:table-cell>
          <table:table-cell table:formula="of:=[.E64]*100" office:value-type="float" office:value="57.0910010397886">
            <text:p>57,091</text:p>
          </table:table-cell>
          <table:table-cell table:number-columns-repeated="13"/>
        </table:table-row>
        <table:table-row table:style-name="ro1">
          <table:table-cell office:value-type="date" office:date-value="2004-05-01">
            <text:p>01/05/04</text:p>
          </table:table-cell>
          <table:table-cell office:value-type="float" office:value="382808">
            <text:p>382808</text:p>
          </table:table-cell>
          <table:table-cell table:formula="of:=SUM([.C64]+[.B65])" office:value-type="float" office:value="19009789">
            <text:p>19009789</text:p>
          </table:table-cell>
          <table:table-cell table:formula="of:=[.B65]/[.$C$96]" office:value-type="float" office:value="0.0117329222196766">
            <text:p>0,0117</text:p>
          </table:table-cell>
          <table:table-cell table:formula="of:=[.C65]/[.$C$96]" office:value-type="float" office:value="0.582642932617562">
            <text:p>0,5826</text:p>
          </table:table-cell>
          <table:table-cell table:formula="of:=[.D65]*100" office:value-type="float" office:value="1.17329222196766">
            <text:p>1,173</text:p>
          </table:table-cell>
          <table:table-cell table:formula="of:=[.E65]*100" office:value-type="float" office:value="58.2642932617562">
            <text:p>58,264</text:p>
          </table:table-cell>
          <table:table-cell table:number-columns-repeated="13"/>
        </table:table-row>
        <table:table-row table:style-name="ro1">
          <table:table-cell office:value-type="date" office:date-value="2004-06-01">
            <text:p>01/06/04</text:p>
          </table:table-cell>
          <table:table-cell office:value-type="float" office:value="371255">
            <text:p>371255</text:p>
          </table:table-cell>
          <table:table-cell table:formula="of:=SUM([.C65]+[.B66])" office:value-type="float" office:value="19381044">
            <text:p>19381044</text:p>
          </table:table-cell>
          <table:table-cell table:formula="of:=[.B66]/[.$C$96]" office:value-type="float" office:value="0.0113788270847684">
            <text:p>0,0114</text:p>
          </table:table-cell>
          <table:table-cell table:formula="of:=[.C66]/[.$C$96]" office:value-type="float" office:value="0.594021759702331">
            <text:p>0,5940</text:p>
          </table:table-cell>
          <table:table-cell table:formula="of:=[.D66]*100" office:value-type="float" office:value="1.13788270847684">
            <text:p>1,138</text:p>
          </table:table-cell>
          <table:table-cell table:formula="of:=[.E66]*100" office:value-type="float" office:value="59.4021759702331">
            <text:p>59,402</text:p>
          </table:table-cell>
          <table:table-cell table:number-columns-repeated="13"/>
        </table:table-row>
        <table:table-row table:style-name="ro1">
          <table:table-cell office:value-type="date" office:date-value="2004-07-01">
            <text:p>01/07/04</text:p>
          </table:table-cell>
          <table:table-cell office:value-type="float" office:value="435545">
            <text:p>435545</text:p>
          </table:table-cell>
          <table:table-cell table:formula="of:=SUM([.C66]+[.B67])" office:value-type="float" office:value="19816589">
            <text:p>19816589</text:p>
          </table:table-cell>
          <table:table-cell table:formula="of:=[.B67]/[.$C$96]" office:value-type="float" office:value="0.0133492915721956">
            <text:p>0,0133</text:p>
          </table:table-cell>
          <table:table-cell table:formula="of:=[.C67]/[.$C$96]" office:value-type="float" office:value="0.607371051274526">
            <text:p>0,6074</text:p>
          </table:table-cell>
          <table:table-cell table:formula="of:=[.D67]*100" office:value-type="float" office:value="1.33492915721956">
            <text:p>1,335</text:p>
          </table:table-cell>
          <table:table-cell table:formula="of:=[.E67]*100" office:value-type="float" office:value="60.7371051274526">
            <text:p>60,737</text:p>
          </table:table-cell>
          <table:table-cell table:number-columns-repeated="13"/>
        </table:table-row>
        <table:table-row table:style-name="ro1">
          <table:table-cell office:value-type="date" office:date-value="2004-08-01">
            <text:p>01/08/04</text:p>
          </table:table-cell>
          <table:table-cell office:value-type="float" office:value="496040">
            <text:p>496040</text:p>
          </table:table-cell>
          <table:table-cell table:formula="of:=SUM([.C67]+[.B68])" office:value-type="float" office:value="20312629">
            <text:p>20312629</text:p>
          </table:table-cell>
          <table:table-cell table:formula="of:=[.B68]/[.$C$96]" office:value-type="float" office:value="0.0152034407270704">
            <text:p>0,0152</text:p>
          </table:table-cell>
          <table:table-cell table:formula="of:=[.C68]/[.$C$96]" office:value-type="float" office:value="0.622574492001597">
            <text:p>0,6226</text:p>
          </table:table-cell>
          <table:table-cell table:formula="of:=[.D68]*100" office:value-type="float" office:value="1.52034407270704">
            <text:p>1,520</text:p>
          </table:table-cell>
          <table:table-cell table:formula="of:=[.E68]*100" office:value-type="float" office:value="62.2574492001597">
            <text:p>62,257</text:p>
          </table:table-cell>
          <table:table-cell table:number-columns-repeated="13"/>
        </table:table-row>
        <table:table-row table:style-name="ro1">
          <table:table-cell office:value-type="date" office:date-value="2004-09-01">
            <text:p>01/09/04</text:p>
          </table:table-cell>
          <table:table-cell office:value-type="float" office:value="537184">
            <text:p>537184</text:p>
          </table:table-cell>
          <table:table-cell table:formula="of:=SUM([.C68]+[.B69])" office:value-type="float" office:value="20849813">
            <text:p>20849813</text:p>
          </table:table-cell>
          <table:table-cell table:formula="of:=[.B69]/[.$C$96]" office:value-type="float" office:value="0.0164644889596214">
            <text:p>0,0165</text:p>
          </table:table-cell>
          <table:table-cell table:formula="of:=[.C69]/[.$C$96]" office:value-type="float" office:value="0.639038980961218">
            <text:p>0,6390</text:p>
          </table:table-cell>
          <table:table-cell table:formula="of:=[.D69]*100" office:value-type="float" office:value="1.64644889596214">
            <text:p>1,646</text:p>
          </table:table-cell>
          <table:table-cell table:formula="of:=[.E69]*100" office:value-type="float" office:value="63.9038980961218">
            <text:p>63,904</text:p>
          </table:table-cell>
          <table:table-cell table:number-columns-repeated="13"/>
        </table:table-row>
        <table:table-row table:style-name="ro1">
          <table:table-cell office:value-type="date" office:date-value="2004-10-01">
            <text:p>01/10/04</text:p>
          </table:table-cell>
          <table:table-cell office:value-type="float" office:value="476127">
            <text:p>476127</text:p>
          </table:table-cell>
          <table:table-cell table:formula="of:=SUM([.C69]+[.B70])" office:value-type="float" office:value="21325940">
            <text:p>21325940</text:p>
          </table:table-cell>
          <table:table-cell table:formula="of:=[.B70]/[.$C$96]" office:value-type="float" office:value="0.0145931147146558">
            <text:p>0,0146</text:p>
          </table:table-cell>
          <table:table-cell table:formula="of:=[.C70]/[.$C$96]" office:value-type="float" office:value="0.653632095675874">
            <text:p>0,6536</text:p>
          </table:table-cell>
          <table:table-cell table:formula="of:=[.D70]*100" office:value-type="float" office:value="1.45931147146558">
            <text:p>1,459</text:p>
          </table:table-cell>
          <table:table-cell table:formula="of:=[.E70]*100" office:value-type="float" office:value="65.3632095675874">
            <text:p>65,363</text:p>
          </table:table-cell>
          <table:table-cell table:number-columns-repeated="13"/>
        </table:table-row>
        <table:table-row table:style-name="ro1">
          <table:table-cell office:value-type="date" office:date-value="2004-11-01">
            <text:p>01/11/04</text:p>
          </table:table-cell>
          <table:table-cell office:value-type="float" office:value="397693">
            <text:p>397693</text:p>
          </table:table-cell>
          <table:table-cell table:formula="of:=SUM([.C70]+[.B71])" office:value-type="float" office:value="21723633">
            <text:p>21723633</text:p>
          </table:table-cell>
          <table:table-cell table:formula="of:=[.B71]/[.$C$96]" office:value-type="float" office:value="0.0121891419100694">
            <text:p>0,0122</text:p>
          </table:table-cell>
          <table:table-cell table:formula="of:=[.C71]/[.$C$96]" office:value-type="float" office:value="0.665821237585943">
            <text:p>0,6658</text:p>
          </table:table-cell>
          <table:table-cell table:formula="of:=[.D71]*100" office:value-type="float" office:value="1.21891419100694">
            <text:p>1,219</text:p>
          </table:table-cell>
          <table:table-cell table:formula="of:=[.E71]*100" office:value-type="float" office:value="66.5821237585944">
            <text:p>66,582</text:p>
          </table:table-cell>
          <table:table-cell table:number-columns-repeated="13"/>
        </table:table-row>
        <table:table-row table:style-name="ro1">
          <table:table-cell office:value-type="date" office:date-value="2004-12-01">
            <text:p>01/12/04</text:p>
          </table:table-cell>
          <table:table-cell office:value-type="float" office:value="366266">
            <text:p>366266</text:p>
          </table:table-cell>
          <table:table-cell table:formula="of:=SUM([.C71]+[.B72])" office:value-type="float" office:value="22089899">
            <text:p>22089899</text:p>
          </table:table-cell>
          <table:table-cell table:formula="of:=[.B72]/[.$C$96]" office:value-type="float" office:value="0.0112259160981799">
            <text:p>0,0112</text:p>
          </table:table-cell>
          <table:table-cell table:formula="of:=[.C72]/[.$C$96]" office:value-type="float" office:value="0.677047153684123">
            <text:p>0,6770</text:p>
          </table:table-cell>
          <table:table-cell table:formula="of:=[.D72]*100" office:value-type="float" office:value="1.12259160981799">
            <text:p>1,123</text:p>
          </table:table-cell>
          <table:table-cell table:formula="of:=[.E72]*100" office:value-type="float" office:value="67.7047153684123">
            <text:p>67,705</text:p>
          </table:table-cell>
          <table:table-cell table:number-columns-repeated="13"/>
        </table:table-row>
        <table:table-row table:style-name="ro1">
          <table:table-cell office:value-type="date" office:date-value="2005-01-01">
            <text:p>01/01/05</text:p>
          </table:table-cell>
          <table:table-cell office:value-type="float" office:value="357002">
            <text:p>357002</text:p>
          </table:table-cell>
          <table:table-cell table:formula="of:=SUM([.C72]+[.B73])" office:value-type="float" office:value="22446901">
            <text:p>22446901</text:p>
          </table:table-cell>
          <table:table-cell table:formula="of:=[.B73]/[.$C$96]" office:value-type="float" office:value="0.0109419779583211">
            <text:p>0,0109</text:p>
          </table:table-cell>
          <table:table-cell table:formula="of:=[.C73]/[.$C$96]" office:value-type="float" office:value="0.687989131642445">
            <text:p>0,6880</text:p>
          </table:table-cell>
          <table:table-cell table:formula="of:=[.D73]*100" office:value-type="float" office:value="1.09419779583211">
            <text:p>1,094</text:p>
          </table:table-cell>
          <table:table-cell table:formula="of:=[.E73]*100" office:value-type="float" office:value="68.7989131642445">
            <text:p>68,799</text:p>
          </table:table-cell>
          <table:table-cell table:number-columns-repeated="13"/>
        </table:table-row>
        <table:table-row table:style-name="ro1">
          <table:table-cell office:value-type="date" office:date-value="2005-02-01">
            <text:p>01/02/05</text:p>
          </table:table-cell>
          <table:table-cell office:value-type="float" office:value="420391">
            <text:p>420391</text:p>
          </table:table-cell>
          <table:table-cell table:formula="of:=SUM([.C73]+[.B74])" office:value-type="float" office:value="22867292">
            <text:p>22867292</text:p>
          </table:table-cell>
          <table:table-cell table:formula="of:=[.B74]/[.$C$96]" office:value-type="float" office:value="0.0128848271322754">
            <text:p>0,0129</text:p>
          </table:table-cell>
          <table:table-cell table:formula="of:=[.C74]/[.$C$96]" office:value-type="float" office:value="0.70087395877472">
            <text:p>0,7009</text:p>
          </table:table-cell>
          <table:table-cell table:formula="of:=[.D74]*100" office:value-type="float" office:value="1.28848271322754">
            <text:p>1,288</text:p>
          </table:table-cell>
          <table:table-cell table:formula="of:=[.E74]*100" office:value-type="float" office:value="70.087395877472">
            <text:p>70,087</text:p>
          </table:table-cell>
          <table:table-cell table:number-columns-repeated="13"/>
        </table:table-row>
        <table:table-row table:style-name="ro1">
          <table:table-cell office:value-type="date" office:date-value="2005-03-01">
            <text:p>01/03/05</text:p>
          </table:table-cell>
          <table:table-cell office:value-type="float" office:value="408541">
            <text:p>408541</text:p>
          </table:table-cell>
          <table:table-cell table:formula="of:=SUM([.C74]+[.B75])" office:value-type="float" office:value="23275833">
            <text:p>23275833</text:p>
          </table:table-cell>
          <table:table-cell table:formula="of:=[.B75]/[.$C$96]" office:value-type="float" office:value="0.0125216290582979">
            <text:p>0,0125</text:p>
          </table:table-cell>
          <table:table-cell table:formula="of:=[.C75]/[.$C$96]" office:value-type="float" office:value="0.713395587833018">
            <text:p>0,7134</text:p>
          </table:table-cell>
          <table:table-cell table:formula="of:=[.D75]*100" office:value-type="float" office:value="1.25216290582979">
            <text:p>1,252</text:p>
          </table:table-cell>
          <table:table-cell table:formula="of:=[.E75]*100" office:value-type="float" office:value="71.3395587833018">
            <text:p>71,340</text:p>
          </table:table-cell>
          <table:table-cell table:number-columns-repeated="13"/>
        </table:table-row>
        <table:table-row table:style-name="ro1">
          <table:table-cell office:value-type="date" office:date-value="2005-04-01">
            <text:p>01/04/05</text:p>
          </table:table-cell>
          <table:table-cell office:value-type="float" office:value="444730">
            <text:p>444730</text:p>
          </table:table-cell>
          <table:table-cell table:formula="of:=SUM([.C75]+[.B76])" office:value-type="float" office:value="23720563">
            <text:p>23720563</text:p>
          </table:table-cell>
          <table:table-cell table:formula="of:=[.B76]/[.$C$96]" office:value-type="float" office:value="0.0136308083915612">
            <text:p>0,0136</text:p>
          </table:table-cell>
          <table:table-cell table:formula="of:=[.C76]/[.$C$96]" office:value-type="float" office:value="0.727026396224579">
            <text:p>0,7270</text:p>
          </table:table-cell>
          <table:table-cell table:formula="of:=[.D76]*100" office:value-type="float" office:value="1.36308083915612">
            <text:p>1,363</text:p>
          </table:table-cell>
          <table:table-cell table:formula="of:=[.E76]*100" office:value-type="float" office:value="72.7026396224579">
            <text:p>72,703</text:p>
          </table:table-cell>
          <table:table-cell table:number-columns-repeated="13"/>
        </table:table-row>
        <table:table-row table:style-name="ro1">
          <table:table-cell office:value-type="date" office:date-value="2005-05-01">
            <text:p>01/05/05</text:p>
          </table:table-cell>
          <table:table-cell office:value-type="float" office:value="366540">
            <text:p>366540</text:p>
          </table:table-cell>
          <table:table-cell table:formula="of:=SUM([.C76]+[.B77])" office:value-type="float" office:value="24087103">
            <text:p>24087103</text:p>
          </table:table-cell>
          <table:table-cell table:formula="of:=[.B77]/[.$C$96]" office:value-type="float" office:value="0.0112343140958399">
            <text:p>0,0112</text:p>
          </table:table-cell>
          <table:table-cell table:formula="of:=[.C77]/[.$C$96]" office:value-type="float" office:value="0.738260710320419">
            <text:p>0,7383</text:p>
          </table:table-cell>
          <table:table-cell table:formula="of:=[.D77]*100" office:value-type="float" office:value="1.12343140958399">
            <text:p>1,123</text:p>
          </table:table-cell>
          <table:table-cell table:formula="of:=[.E77]*100" office:value-type="float" office:value="73.8260710320419">
            <text:p>73,826</text:p>
          </table:table-cell>
          <table:table-cell table:number-columns-repeated="13"/>
        </table:table-row>
        <table:table-row table:style-name="ro1">
          <table:table-cell office:value-type="date" office:date-value="2005-06-01">
            <text:p>01/06/05</text:p>
          </table:table-cell>
          <table:table-cell office:value-type="float" office:value="405712">
            <text:p>405712</text:p>
          </table:table-cell>
          <table:table-cell table:formula="of:=SUM([.C77]+[.B78])" office:value-type="float" office:value="24492815">
            <text:p>24492815</text:p>
          </table:table-cell>
          <table:table-cell table:formula="of:=[.B78]/[.$C$96]" office:value-type="float" office:value="0.0124349212649407">
            <text:p>0,0124</text:p>
          </table:table-cell>
          <table:table-cell table:formula="of:=[.C78]/[.$C$96]" office:value-type="float" office:value="0.75069563158536">
            <text:p>0,7507</text:p>
          </table:table-cell>
          <table:table-cell table:formula="of:=[.D78]*100" office:value-type="float" office:value="1.24349212649407">
            <text:p>1,243</text:p>
          </table:table-cell>
          <table:table-cell table:formula="of:=[.E78]*100" office:value-type="float" office:value="75.069563158536">
            <text:p>75,070</text:p>
          </table:table-cell>
          <table:table-cell table:number-columns-repeated="13"/>
        </table:table-row>
        <table:table-row table:style-name="ro1">
          <table:table-cell office:value-type="date" office:date-value="2005-07-01">
            <text:p>01/07/05</text:p>
          </table:table-cell>
          <table:table-cell office:value-type="float" office:value="456907">
            <text:p>456907</text:p>
          </table:table-cell>
          <table:table-cell table:formula="of:=SUM([.C78]+[.B79])" office:value-type="float" office:value="24949722">
            <text:p>24949722</text:p>
          </table:table-cell>
          <table:table-cell table:formula="of:=[.B79]/[.$C$96]" office:value-type="float" office:value="0.0140040288934029">
            <text:p>0,0140</text:p>
          </table:table-cell>
          <table:table-cell table:formula="of:=[.C79]/[.$C$96]" office:value-type="float" office:value="0.764699660478762">
            <text:p>0,7647</text:p>
          </table:table-cell>
          <table:table-cell table:formula="of:=[.D79]*100" office:value-type="float" office:value="1.40040288934029">
            <text:p>1,400</text:p>
          </table:table-cell>
          <table:table-cell table:formula="of:=[.E79]*100" office:value-type="float" office:value="76.4699660478762">
            <text:p>76,470</text:p>
          </table:table-cell>
          <table:table-cell table:number-columns-repeated="13"/>
        </table:table-row>
        <table:table-row table:style-name="ro1">
          <table:table-cell office:value-type="date" office:date-value="2005-08-01">
            <text:p>01/08/05</text:p>
          </table:table-cell>
          <table:table-cell office:value-type="float" office:value="535278">
            <text:p>535278</text:p>
          </table:table-cell>
          <table:table-cell table:formula="of:=SUM([.C79]+[.B80])" office:value-type="float" office:value="25485000">
            <text:p>25485000</text:p>
          </table:table-cell>
          <table:table-cell table:formula="of:=[.B80]/[.$C$96]" office:value-type="float" office:value="0.0164060707715201">
            <text:p>0,0164</text:p>
          </table:table-cell>
          <table:table-cell table:formula="of:=[.C80]/[.$C$96]" office:value-type="float" office:value="0.781105731250283">
            <text:p>0,7811</text:p>
          </table:table-cell>
          <table:table-cell table:formula="of:=[.D80]*100" office:value-type="float" office:value="1.64060707715201">
            <text:p>1,641</text:p>
          </table:table-cell>
          <table:table-cell table:formula="of:=[.E80]*100" office:value-type="float" office:value="78.1105731250283">
            <text:p>78,111</text:p>
          </table:table-cell>
          <table:table-cell table:number-columns-repeated="13"/>
        </table:table-row>
        <table:table-row table:style-name="ro1">
          <table:table-cell office:value-type="date" office:date-value="2005-09-01">
            <text:p>01/09/05</text:p>
          </table:table-cell>
          <table:table-cell office:value-type="float" office:value="560528">
            <text:p>560528</text:p>
          </table:table-cell>
          <table:table-cell table:formula="of:=SUM([.C80]+[.B81])" office:value-type="float" office:value="26045528">
            <text:p>26045528</text:p>
          </table:table-cell>
          <table:table-cell table:formula="of:=[.B81]/[.$C$96]" office:value-type="float" office:value="0.0171799738405438">
            <text:p>0,0172</text:p>
          </table:table-cell>
          <table:table-cell table:formula="of:=[.C81]/[.$C$96]" office:value-type="float" office:value="0.798285705090826">
            <text:p>0,7983</text:p>
          </table:table-cell>
          <table:table-cell table:formula="of:=[.D81]*100" office:value-type="float" office:value="1.71799738405438">
            <text:p>1,718</text:p>
          </table:table-cell>
          <table:table-cell table:formula="of:=[.E81]*100" office:value-type="float" office:value="79.8285705090826">
            <text:p>79,829</text:p>
          </table:table-cell>
          <table:table-cell table:number-columns-repeated="13"/>
        </table:table-row>
        <table:table-row table:style-name="ro1">
          <table:table-cell office:value-type="date" office:date-value="2005-10-01">
            <text:p>01/10/05</text:p>
          </table:table-cell>
          <table:table-cell office:value-type="float" office:value="458040">
            <text:p>458040</text:p>
          </table:table-cell>
          <table:table-cell table:formula="of:=SUM([.C81]+[.B82])" office:value-type="float" office:value="26503568">
            <text:p>26503568</text:p>
          </table:table-cell>
          <table:table-cell table:formula="of:=[.B82]/[.$C$96]" office:value-type="float" office:value="0.0140387549202229">
            <text:p>0,0140</text:p>
          </table:table-cell>
          <table:table-cell table:formula="of:=[.C82]/[.$C$96]" office:value-type="float" office:value="0.812324460011049">
            <text:p>0,8123</text:p>
          </table:table-cell>
          <table:table-cell table:formula="of:=[.D82]*100" office:value-type="float" office:value="1.40387549202229">
            <text:p>1,404</text:p>
          </table:table-cell>
          <table:table-cell table:formula="of:=[.E82]*100" office:value-type="float" office:value="81.2324460011049">
            <text:p>81,232</text:p>
          </table:table-cell>
          <table:table-cell table:number-columns-repeated="13"/>
        </table:table-row>
        <table:table-row table:style-name="ro1">
          <table:table-cell office:value-type="date" office:date-value="2005-11-01">
            <text:p>01/11/05</text:p>
          </table:table-cell>
          <table:table-cell office:value-type="float" office:value="398719">
            <text:p>398719</text:p>
          </table:table-cell>
          <table:table-cell table:formula="of:=SUM([.C82]+[.B83])" office:value-type="float" office:value="26902287">
            <text:p>26902287</text:p>
          </table:table-cell>
          <table:table-cell table:formula="of:=[.B83]/[.$C$96]" office:value-type="float" office:value="0.0122205884268543">
            <text:p>0,0122</text:p>
          </table:table-cell>
          <table:table-cell table:formula="of:=[.C83]/[.$C$96]" office:value-type="float" office:value="0.824545048437903">
            <text:p>0,8245</text:p>
          </table:table-cell>
          <table:table-cell table:formula="of:=[.D83]*100" office:value-type="float" office:value="1.22205884268543">
            <text:p>1,222</text:p>
          </table:table-cell>
          <table:table-cell table:formula="of:=[.E83]*100" office:value-type="float" office:value="82.4545048437903">
            <text:p>82,455</text:p>
          </table:table-cell>
          <table:table-cell table:number-columns-repeated="13"/>
        </table:table-row>
        <table:table-row table:style-name="ro1">
          <table:table-cell office:value-type="date" office:date-value="2005-12-01">
            <text:p>01/12/05</text:p>
          </table:table-cell>
          <table:table-cell office:value-type="float" office:value="365280">
            <text:p>365280</text:p>
          </table:table-cell>
          <table:table-cell table:formula="of:=SUM([.C83]+[.B84])" office:value-type="float" office:value="27267567">
            <text:p>27267567</text:p>
          </table:table-cell>
          <table:table-cell table:formula="of:=[.B84]/[.$C$96]" office:value-type="float" office:value="0.0111956955664549">
            <text:p>0,0112</text:p>
          </table:table-cell>
          <table:table-cell table:formula="of:=[.C84]/[.$C$96]" office:value-type="float" office:value="0.835740744004358">
            <text:p>0,8357</text:p>
          </table:table-cell>
          <table:table-cell table:formula="of:=[.D84]*100" office:value-type="float" office:value="1.11956955664549">
            <text:p>1,120</text:p>
          </table:table-cell>
          <table:table-cell table:formula="of:=[.E84]*100" office:value-type="float" office:value="83.5740744004358">
            <text:p>83,574</text:p>
          </table:table-cell>
          <table:table-cell table:number-columns-repeated="13"/>
        </table:table-row>
        <table:table-row table:style-name="ro1">
          <table:table-cell office:value-type="date" office:date-value="2006-01-01">
            <text:p>01/01/06</text:p>
          </table:table-cell>
          <table:table-cell office:value-type="float" office:value="418472">
            <text:p>418472</text:p>
          </table:table-cell>
          <table:table-cell table:formula="of:=SUM([.C84]+[.B85])" office:value-type="float" office:value="27686039">
            <text:p>27686039</text:p>
          </table:table-cell>
          <table:table-cell table:formula="of:=[.B85]/[.$C$96]" office:value-type="float" office:value="0.0128260104990296">
            <text:p>0,0128</text:p>
          </table:table-cell>
          <table:table-cell table:formula="of:=[.C85]/[.$C$96]" office:value-type="float" office:value="0.848566754503388">
            <text:p>0,8486</text:p>
          </table:table-cell>
          <table:table-cell table:formula="of:=[.D85]*100" office:value-type="float" office:value="1.28260104990296">
            <text:p>1,283</text:p>
          </table:table-cell>
          <table:table-cell table:formula="of:=[.E85]*100" office:value-type="float" office:value="84.8566754503388">
            <text:p>84,857</text:p>
          </table:table-cell>
          <table:table-cell table:number-columns-repeated="13"/>
        </table:table-row>
        <table:table-row table:style-name="ro1">
          <table:table-cell office:value-type="date" office:date-value="2006-02-01">
            <text:p>01/02/06</text:p>
          </table:table-cell>
          <table:table-cell office:value-type="float" office:value="428450">
            <text:p>428450</text:p>
          </table:table-cell>
          <table:table-cell table:formula="of:=SUM([.C85]+[.B86])" office:value-type="float" office:value="28114489">
            <text:p>28114489</text:p>
          </table:table-cell>
          <table:table-cell table:formula="of:=[.B86]/[.$C$96]" office:value-type="float" office:value="0.0131318324722065">
            <text:p>0,0131</text:p>
          </table:table-cell>
          <table:table-cell table:formula="of:=[.C86]/[.$C$96]" office:value-type="float" office:value="0.861698586975594">
            <text:p>0,8617</text:p>
          </table:table-cell>
          <table:table-cell table:formula="of:=[.D86]*100" office:value-type="float" office:value="1.31318324722065">
            <text:p>1,313</text:p>
          </table:table-cell>
          <table:table-cell table:formula="of:=[.E86]*100" office:value-type="float" office:value="86.1698586975595">
            <text:p>86,170</text:p>
          </table:table-cell>
          <table:table-cell table:number-columns-repeated="13"/>
        </table:table-row>
        <table:table-row table:style-name="ro1">
          <table:table-cell office:value-type="date" office:date-value="2006-03-01">
            <text:p>01/03/06</text:p>
          </table:table-cell>
          <table:table-cell office:value-type="float" office:value="444534">
            <text:p>444534</text:p>
          </table:table-cell>
          <table:table-cell table:formula="of:=SUM([.C86]+[.B87])" office:value-type="float" office:value="28559023">
            <text:p>28559023</text:p>
          </table:table-cell>
          <table:table-cell table:formula="of:=[.B87]/[.$C$96]" office:value-type="float" office:value="0.013624801064768">
            <text:p>0,0136</text:p>
          </table:table-cell>
          <table:table-cell table:formula="of:=[.C87]/[.$C$96]" office:value-type="float" office:value="0.875323388040362">
            <text:p>0,8753</text:p>
          </table:table-cell>
          <table:table-cell table:formula="of:=[.D87]*100" office:value-type="float" office:value="1.3624801064768">
            <text:p>1,362</text:p>
          </table:table-cell>
          <table:table-cell table:formula="of:=[.E87]*100" office:value-type="float" office:value="87.5323388040362">
            <text:p>87,532</text:p>
          </table:table-cell>
          <table:table-cell table:number-columns-repeated="13"/>
        </table:table-row>
        <table:table-row table:style-name="ro1">
          <table:table-cell office:value-type="date" office:date-value="2006-04-01">
            <text:p>01/04/06</text:p>
          </table:table-cell>
          <table:table-cell office:value-type="float" office:value="397465">
            <text:p>397465</text:p>
          </table:table-cell>
          <table:table-cell table:formula="of:=SUM([.C87]+[.B88])" office:value-type="float" office:value="28956488">
            <text:p>28956488</text:p>
          </table:table-cell>
          <table:table-cell table:formula="of:=[.B88]/[.$C$96]" office:value-type="float" office:value="0.0121821537952283">
            <text:p>0,0122</text:p>
          </table:table-cell>
          <table:table-cell table:formula="of:=[.C88]/[.$C$96]" office:value-type="float" office:value="0.887505541835591">
            <text:p>0,8875</text:p>
          </table:table-cell>
          <table:table-cell table:formula="of:=[.D88]*100" office:value-type="float" office:value="1.21821537952283">
            <text:p>1,218</text:p>
          </table:table-cell>
          <table:table-cell table:formula="of:=[.E88]*100" office:value-type="float" office:value="88.7505541835591">
            <text:p>88,751</text:p>
          </table:table-cell>
          <table:table-cell table:number-columns-repeated="13"/>
        </table:table-row>
        <table:table-row table:style-name="ro1">
          <table:table-cell office:value-type="date" office:date-value="2006-05-01">
            <text:p>01/05/06</text:p>
          </table:table-cell>
          <table:table-cell office:value-type="float" office:value="382028">
            <text:p>382028</text:p>
          </table:table-cell>
          <table:table-cell table:formula="of:=SUM([.C88]+[.B89])" office:value-type="float" office:value="29338516">
            <text:p>29338516</text:p>
          </table:table-cell>
          <table:table-cell table:formula="of:=[.B89]/[.$C$96]" office:value-type="float" office:value="0.0117090155110097">
            <text:p>0,0117</text:p>
          </table:table-cell>
          <table:table-cell table:formula="of:=[.C89]/[.$C$96]" office:value-type="float" office:value="0.8992145573466">
            <text:p>0,8992</text:p>
          </table:table-cell>
          <table:table-cell table:formula="of:=[.D89]*100" office:value-type="float" office:value="1.17090155110097">
            <text:p>1,171</text:p>
          </table:table-cell>
          <table:table-cell table:formula="of:=[.E89]*100" office:value-type="float" office:value="89.92145573466">
            <text:p>89,921</text:p>
          </table:table-cell>
          <table:table-cell table:number-columns-repeated="13"/>
        </table:table-row>
        <table:table-row table:style-name="ro1">
          <table:table-cell office:value-type="date" office:date-value="2006-06-01">
            <text:p>01/06/06</text:p>
          </table:table-cell>
          <table:table-cell office:value-type="float" office:value="419293">
            <text:p>419293</text:p>
          </table:table-cell>
          <table:table-cell table:formula="of:=SUM([.C89]+[.B90])" office:value-type="float" office:value="29757809">
            <text:p>29757809</text:p>
          </table:table-cell>
          <table:table-cell table:formula="of:=[.B90]/[.$C$96]" office:value-type="float" office:value="0.0128511738423828">
            <text:p>0,0129</text:p>
          </table:table-cell>
          <table:table-cell table:formula="of:=[.C90]/[.$C$96]" office:value-type="float" office:value="0.912065731188983">
            <text:p>0,9121</text:p>
          </table:table-cell>
          <table:table-cell table:formula="of:=[.D90]*100" office:value-type="float" office:value="1.28511738423828">
            <text:p>1,285</text:p>
          </table:table-cell>
          <table:table-cell table:formula="of:=[.E90]*100" office:value-type="float" office:value="91.2065731188983">
            <text:p>91,207</text:p>
          </table:table-cell>
          <table:table-cell table:number-columns-repeated="13"/>
        </table:table-row>
        <table:table-row table:style-name="ro1">
          <table:table-cell office:value-type="date" office:date-value="2006-07-01">
            <text:p>01/07/06</text:p>
          </table:table-cell>
          <table:table-cell office:value-type="float" office:value="477650">
            <text:p>477650</text:p>
          </table:table-cell>
          <table:table-cell table:formula="of:=SUM([.C90]+[.B91])" office:value-type="float" office:value="30235459">
            <text:p>30235459</text:p>
          </table:table-cell>
          <table:table-cell table:formula="of:=[.B91]/[.$C$96]" office:value-type="float" office:value="0.0146397940958092">
            <text:p>0,0146</text:p>
          </table:table-cell>
          <table:table-cell table:formula="of:=[.C91]/[.$C$96]" office:value-type="float" office:value="0.926705525284793">
            <text:p>0,9267</text:p>
          </table:table-cell>
          <table:table-cell table:formula="of:=[.D91]*100" office:value-type="float" office:value="1.46397940958092">
            <text:p>1,464</text:p>
          </table:table-cell>
          <table:table-cell table:formula="of:=[.E91]*100" office:value-type="float" office:value="92.6705525284793">
            <text:p>92,671</text:p>
          </table:table-cell>
          <table:table-cell table:number-columns-repeated="13"/>
        </table:table-row>
        <table:table-row table:style-name="ro1">
          <table:table-cell office:value-type="date" office:date-value="2006-08-01">
            <text:p>01/08/06</text:p>
          </table:table-cell>
          <table:table-cell office:value-type="float" office:value="599064">
            <text:p>599064</text:p>
          </table:table-cell>
          <table:table-cell table:formula="of:=SUM([.C91]+[.B92])" office:value-type="float" office:value="30834523">
            <text:p>30834523</text:p>
          </table:table-cell>
          <table:table-cell table:formula="of:=[.B92]/[.$C$96]" office:value-type="float" office:value="0.0183610878471932">
            <text:p>0,0184</text:p>
          </table:table-cell>
          <table:table-cell table:formula="of:=[.C92]/[.$C$96]" office:value-type="float" office:value="0.945066613131986">
            <text:p>0,9451</text:p>
          </table:table-cell>
          <table:table-cell table:formula="of:=[.D92]*100" office:value-type="float" office:value="1.83610878471932">
            <text:p>1,836</text:p>
          </table:table-cell>
          <table:table-cell table:formula="of:=[.E92]*100" office:value-type="float" office:value="94.5066613131986">
            <text:p>94,507</text:p>
          </table:table-cell>
          <table:table-cell table:number-columns-repeated="13"/>
        </table:table-row>
        <table:table-row table:style-name="ro1">
          <table:table-cell office:value-type="date" office:date-value="2006-09-01">
            <text:p>01/09/06</text:p>
          </table:table-cell>
          <table:table-cell office:value-type="float" office:value="552093">
            <text:p>552093</text:p>
          </table:table-cell>
          <table:table-cell table:formula="of:=SUM([.C92]+[.B93])" office:value-type="float" office:value="31386616">
            <text:p>31386616</text:p>
          </table:table-cell>
          <table:table-cell table:formula="of:=[.B93]/[.$C$96]" office:value-type="float" office:value="0.0169214442410501">
            <text:p>0,0169</text:p>
          </table:table-cell>
          <table:table-cell table:formula="of:=[.C93]/[.$C$96]" office:value-type="float" office:value="0.961988057373036">
            <text:p>0,9620</text:p>
          </table:table-cell>
          <table:table-cell table:formula="of:=[.D93]*100" office:value-type="float" office:value="1.69214442410501">
            <text:p>1,692</text:p>
          </table:table-cell>
          <table:table-cell table:formula="of:=[.E93]*100" office:value-type="float" office:value="96.1988057373036">
            <text:p>96,199</text:p>
          </table:table-cell>
          <table:table-cell table:number-columns-repeated="13"/>
        </table:table-row>
        <table:table-row table:style-name="ro1">
          <table:table-cell office:value-type="date" office:date-value="2006-10-01">
            <text:p>01/10/06</text:p>
          </table:table-cell>
          <table:table-cell office:value-type="float" office:value="477271">
            <text:p>477271</text:p>
          </table:table-cell>
          <table:table-cell table:formula="of:=SUM([.C93]+[.B94])" office:value-type="float" office:value="31863887">
            <text:p>31863887</text:p>
          </table:table-cell>
          <table:table-cell table:formula="of:=[.B94]/[.$C$96]" office:value-type="float" office:value="0.0146281778873672">
            <text:p>0,0146</text:p>
          </table:table-cell>
          <table:table-cell table:formula="of:=[.C94]/[.$C$96]" office:value-type="float" office:value="0.976616235260403">
            <text:p>0,9766</text:p>
          </table:table-cell>
          <table:table-cell table:formula="of:=[.D94]*100" office:value-type="float" office:value="1.46281778873672">
            <text:p>1,463</text:p>
          </table:table-cell>
          <table:table-cell table:formula="of:=[.E94]*100" office:value-type="float" office:value="97.6616235260403">
            <text:p>97,662</text:p>
          </table:table-cell>
          <table:table-cell table:number-columns-repeated="13"/>
        </table:table-row>
        <table:table-row table:style-name="ro1">
          <table:table-cell office:value-type="date" office:date-value="2006-11-01">
            <text:p>01/11/06</text:p>
          </table:table-cell>
          <table:table-cell office:value-type="float" office:value="435263">
            <text:p>435263</text:p>
          </table:table-cell>
          <table:table-cell table:formula="of:=SUM([.C94]+[.B95])" office:value-type="float" office:value="32299150">
            <text:p>32299150</text:p>
          </table:table-cell>
          <table:table-cell table:formula="of:=[.B95]/[.$C$96]" office:value-type="float" office:value="0.0133406483775237">
            <text:p>0,0133</text:p>
          </table:table-cell>
          <table:table-cell table:formula="of:=[.C95]/[.$C$96]" office:value-type="float" office:value="0.989956883637927">
            <text:p>0,9900</text:p>
          </table:table-cell>
          <table:table-cell table:formula="of:=[.D95]*100" office:value-type="float" office:value="1.33406483775237">
            <text:p>1,334</text:p>
          </table:table-cell>
          <table:table-cell table:formula="of:=[.E95]*100" office:value-type="float" office:value="98.9956883637927">
            <text:p>98,996</text:p>
          </table:table-cell>
          <table:table-cell table:number-columns-repeated="13"/>
        </table:table-row>
        <table:table-row table:style-name="ro1">
          <table:table-cell office:value-type="date" office:date-value="2006-12-01">
            <text:p>01/12/06</text:p>
          </table:table-cell>
          <table:table-cell office:value-type="float" office:value="327675">
            <text:p>327675</text:p>
          </table:table-cell>
          <table:table-cell table:formula="of:=SUM([.C95]+[.B96])" office:value-type="float" office:value="32626825">
            <text:p>32626825</text:p>
          </table:table-cell>
          <table:table-cell table:formula="of:=[.B96]/[.$C$96]" office:value-type="float" office:value="0.0100431163620732">
            <text:p>0,0100</text:p>
          </table:table-cell>
          <table:table-cell table:formula="of:=[.C96]/[.$C$96]" office:value-type="float" office:value="1">
            <text:p>1,0000</text:p>
          </table:table-cell>
          <table:table-cell table:formula="of:=[.D96]*100" office:value-type="float" office:value="1.00431163620732">
            <text:p>1,004</text:p>
          </table:table-cell>
          <table:table-cell table:formula="of:=[.E96]*100" office:value-type="float" office:value="100">
            <text:p>100,000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Default" table:formula="of:=SUM([.B13:.B96])" office:value-type="float" office:value="32626825">
            <text:p>32626825</text:p>
          </table:table-cell>
          <table:table-cell/>
          <table:table-cell table:style-name="Default" table:number-columns-repeated="4"/>
          <table:table-cell table:number-columns-repeated="1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11:Hoja1.M9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/05/2010</text:date>, <text:time>14:39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di  Sánchez Castillo</meta:initial-creator>
    <meta:creation-date>2010-04-26T23:16:49.07</meta:creation-date>
    <dc:date>2010-05-21T14:39:23.19</dc:date>
    <dc:creator>Jordi  Sánchez Castillo</dc:creator>
    <meta:editing-duration>PT01H04M31S</meta:editing-duration>
    <meta:editing-cycles>20</meta:editing-cycles>
    <meta:generator>OpenOffice.org/3.2$Win32 OpenOffice.org_project/320m12$Build-9483</meta:generator>
    <meta:document-statistic meta:table-count="3" meta:cell-count="7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442cm" svg:height="9.918cm" xlink:href=".." chart:class="chart:scatter" chart:style-name="ch1">
        <chart:plot-area chart:style-name="ch2" table:cell-range-address="Hoja1.B13:Hoja1.C96" chart:data-source-has-labels="both" svg:x="0.67cm" svg:y="0.201cm" svg:width="21.544cm" svg:height="9.521cm">
          <chart:axis chart:dimension="x" chart:name="primary-x" chart:style-name="ch3">
            <chart:categories table:cell-range-address="Hoja1.B14:Hoja1.B9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oja1.C13:Hoja1.C96" chart:label-cell-address="Hoja1.C13:Hoja1.C13" chart:class="chart:scatter">
            <chart:domain table:cell-range-address="Hoja1.B13:Hoja1.B96"/>
            <chart:regression-curve chart:style-name="ch6">
              <chart:equation chart:display-r-square="true" svg:x="15.757cm" svg:y="5.577cm"/>
            </chart:regression-curve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13:Hoja1.C13">267239</text:p>
              </table:table-cell>
            </table:table-row>
          </table:table-header-rows>
          <table:table-rows>
            <table:table-row>
              <table:table-cell office:value-type="string">
                <text:p text:id="Hoja1.B14:Hoja1.B96">283611</text:p>
              </table:table-cell>
              <table:table-cell office:value-type="float" office:value="267239">
                <text:p text:id="Hoja1.B13:Hoja1.B96">267239</text:p>
              </table:table-cell>
              <table:table-cell office:value-type="float" office:value="267239">
                <text:p text:id="Hoja1.C13:Hoja1.C96">267239</text:p>
              </table:table-cell>
            </table:table-row>
            <table:table-row>
              <table:table-cell office:value-type="string">
                <text:p>290835</text:p>
              </table:table-cell>
              <table:table-cell office:value-type="float" office:value="283611">
                <text:p>283611</text:p>
              </table:table-cell>
              <table:table-cell office:value-type="float" office:value="550850">
                <text:p>550850</text:p>
              </table:table-cell>
            </table:table-row>
            <table:table-row>
              <table:table-cell office:value-type="string">
                <text:p>257975</text:p>
              </table:table-cell>
              <table:table-cell office:value-type="float" office:value="290835">
                <text:p>290835</text:p>
              </table:table-cell>
              <table:table-cell office:value-type="float" office:value="841685">
                <text:p>841685</text:p>
              </table:table-cell>
            </table:table-row>
            <table:table-row>
              <table:table-cell office:value-type="string">
                <text:p>344662</text:p>
              </table:table-cell>
              <table:table-cell office:value-type="float" office:value="257975">
                <text:p>257975</text:p>
              </table:table-cell>
              <table:table-cell office:value-type="float" office:value="1099660">
                <text:p>1099660</text:p>
              </table:table-cell>
            </table:table-row>
            <table:table-row>
              <table:table-cell office:value-type="string">
                <text:p>310315</text:p>
              </table:table-cell>
              <table:table-cell office:value-type="float" office:value="344662">
                <text:p>344662</text:p>
              </table:table-cell>
              <table:table-cell office:value-type="float" office:value="1444322">
                <text:p>1444322</text:p>
              </table:table-cell>
            </table:table-row>
            <table:table-row>
              <table:table-cell office:value-type="string">
                <text:p>376353</text:p>
              </table:table-cell>
              <table:table-cell office:value-type="float" office:value="310315">
                <text:p>310315</text:p>
              </table:table-cell>
              <table:table-cell office:value-type="float" office:value="1754637">
                <text:p>1754637</text:p>
              </table:table-cell>
            </table:table-row>
            <table:table-row>
              <table:table-cell office:value-type="string">
                <text:p>390242</text:p>
              </table:table-cell>
              <table:table-cell office:value-type="float" office:value="376353">
                <text:p>376353</text:p>
              </table:table-cell>
              <table:table-cell office:value-type="float" office:value="2130990">
                <text:p>2130990</text:p>
              </table:table-cell>
            </table:table-row>
            <table:table-row>
              <table:table-cell office:value-type="string">
                <text:p>414314</text:p>
              </table:table-cell>
              <table:table-cell office:value-type="float" office:value="390242">
                <text:p>390242</text:p>
              </table:table-cell>
              <table:table-cell office:value-type="float" office:value="2521232">
                <text:p>2521232</text:p>
              </table:table-cell>
            </table:table-row>
            <table:table-row>
              <table:table-cell office:value-type="string">
                <text:p>362894</text:p>
              </table:table-cell>
              <table:table-cell office:value-type="float" office:value="414314">
                <text:p>414314</text:p>
              </table:table-cell>
              <table:table-cell office:value-type="float" office:value="2935546">
                <text:p>2935546</text:p>
              </table:table-cell>
            </table:table-row>
            <table:table-row>
              <table:table-cell office:value-type="string">
                <text:p>339876</text:p>
              </table:table-cell>
              <table:table-cell office:value-type="float" office:value="362894">
                <text:p>362894</text:p>
              </table:table-cell>
              <table:table-cell office:value-type="float" office:value="3298440">
                <text:p>3298440</text:p>
              </table:table-cell>
            </table:table-row>
            <table:table-row>
              <table:table-cell office:value-type="string">
                <text:p>246274</text:p>
              </table:table-cell>
              <table:table-cell office:value-type="float" office:value="339876">
                <text:p>339876</text:p>
              </table:table-cell>
              <table:table-cell office:value-type="float" office:value="3638316">
                <text:p>3638316</text:p>
              </table:table-cell>
            </table:table-row>
            <table:table-row>
              <table:table-cell office:value-type="string">
                <text:p>317888</text:p>
              </table:table-cell>
              <table:table-cell office:value-type="float" office:value="246274">
                <text:p>246274</text:p>
              </table:table-cell>
              <table:table-cell office:value-type="float" office:value="3884590">
                <text:p>3884590</text:p>
              </table:table-cell>
            </table:table-row>
            <table:table-row>
              <table:table-cell office:value-type="string">
                <text:p>304615</text:p>
              </table:table-cell>
              <table:table-cell office:value-type="float" office:value="317888">
                <text:p>317888</text:p>
              </table:table-cell>
              <table:table-cell office:value-type="float" office:value="4202478">
                <text:p>4202478</text:p>
              </table:table-cell>
            </table:table-row>
            <table:table-row>
              <table:table-cell office:value-type="string">
                <text:p>317122</text:p>
              </table:table-cell>
              <table:table-cell office:value-type="float" office:value="304615">
                <text:p>304615</text:p>
              </table:table-cell>
              <table:table-cell office:value-type="float" office:value="4507093">
                <text:p>4507093</text:p>
              </table:table-cell>
            </table:table-row>
            <table:table-row>
              <table:table-cell office:value-type="string">
                <text:p>307222</text:p>
              </table:table-cell>
              <table:table-cell office:value-type="float" office:value="317122">
                <text:p>317122</text:p>
              </table:table-cell>
              <table:table-cell office:value-type="float" office:value="4824215">
                <text:p>4824215</text:p>
              </table:table-cell>
            </table:table-row>
            <table:table-row>
              <table:table-cell office:value-type="string">
                <text:p>306316</text:p>
              </table:table-cell>
              <table:table-cell office:value-type="float" office:value="307222">
                <text:p>307222</text:p>
              </table:table-cell>
              <table:table-cell office:value-type="float" office:value="5131437">
                <text:p>5131437</text:p>
              </table:table-cell>
            </table:table-row>
            <table:table-row>
              <table:table-cell office:value-type="string">
                <text:p>330740</text:p>
              </table:table-cell>
              <table:table-cell office:value-type="float" office:value="306316">
                <text:p>306316</text:p>
              </table:table-cell>
              <table:table-cell office:value-type="float" office:value="5437753">
                <text:p>5437753</text:p>
              </table:table-cell>
            </table:table-row>
            <table:table-row>
              <table:table-cell office:value-type="string">
                <text:p>370273</text:p>
              </table:table-cell>
              <table:table-cell office:value-type="float" office:value="330740">
                <text:p>330740</text:p>
              </table:table-cell>
              <table:table-cell office:value-type="float" office:value="5768493">
                <text:p>5768493</text:p>
              </table:table-cell>
            </table:table-row>
            <table:table-row>
              <table:table-cell office:value-type="string">
                <text:p>434050</text:p>
              </table:table-cell>
              <table:table-cell office:value-type="float" office:value="370273">
                <text:p>370273</text:p>
              </table:table-cell>
              <table:table-cell office:value-type="float" office:value="6138766">
                <text:p>6138766</text:p>
              </table:table-cell>
            </table:table-row>
            <table:table-row>
              <table:table-cell office:value-type="string">
                <text:p>433096</text:p>
              </table:table-cell>
              <table:table-cell office:value-type="float" office:value="434050">
                <text:p>434050</text:p>
              </table:table-cell>
              <table:table-cell office:value-type="float" office:value="6572816">
                <text:p>6572816</text:p>
              </table:table-cell>
            </table:table-row>
            <table:table-row>
              <table:table-cell office:value-type="string">
                <text:p>398323</text:p>
              </table:table-cell>
              <table:table-cell office:value-type="float" office:value="433096">
                <text:p>433096</text:p>
              </table:table-cell>
              <table:table-cell office:value-type="float" office:value="7005912">
                <text:p>7005912</text:p>
              </table:table-cell>
            </table:table-row>
            <table:table-row>
              <table:table-cell office:value-type="string">
                <text:p>353725</text:p>
              </table:table-cell>
              <table:table-cell office:value-type="float" office:value="398323">
                <text:p>398323</text:p>
              </table:table-cell>
              <table:table-cell office:value-type="float" office:value="7404235">
                <text:p>7404235</text:p>
              </table:table-cell>
            </table:table-row>
            <table:table-row>
              <table:table-cell office:value-type="string">
                <text:p>300079</text:p>
              </table:table-cell>
              <table:table-cell office:value-type="float" office:value="353725">
                <text:p>353725</text:p>
              </table:table-cell>
              <table:table-cell office:value-type="float" office:value="7757960">
                <text:p>7757960</text:p>
              </table:table-cell>
            </table:table-row>
            <table:table-row>
              <table:table-cell office:value-type="string">
                <text:p>334457</text:p>
              </table:table-cell>
              <table:table-cell office:value-type="float" office:value="300079">
                <text:p>300079</text:p>
              </table:table-cell>
              <table:table-cell office:value-type="float" office:value="8058039">
                <text:p>8058039</text:p>
              </table:table-cell>
            </table:table-row>
            <table:table-row>
              <table:table-cell office:value-type="string">
                <text:p>322415</text:p>
              </table:table-cell>
              <table:table-cell office:value-type="float" office:value="334457">
                <text:p>334457</text:p>
              </table:table-cell>
              <table:table-cell office:value-type="float" office:value="8392496">
                <text:p>8392496</text:p>
              </table:table-cell>
            </table:table-row>
            <table:table-row>
              <table:table-cell office:value-type="string">
                <text:p>319100</text:p>
              </table:table-cell>
              <table:table-cell office:value-type="float" office:value="322415">
                <text:p>322415</text:p>
              </table:table-cell>
              <table:table-cell office:value-type="float" office:value="8714911">
                <text:p>8714911</text:p>
              </table:table-cell>
            </table:table-row>
            <table:table-row>
              <table:table-cell office:value-type="string">
                <text:p>333539</text:p>
              </table:table-cell>
              <table:table-cell office:value-type="float" office:value="319100">
                <text:p>319100</text:p>
              </table:table-cell>
              <table:table-cell office:value-type="float" office:value="9034011">
                <text:p>9034011</text:p>
              </table:table-cell>
            </table:table-row>
            <table:table-row>
              <table:table-cell office:value-type="string">
                <text:p>354948</text:p>
              </table:table-cell>
              <table:table-cell office:value-type="float" office:value="333539">
                <text:p>333539</text:p>
              </table:table-cell>
              <table:table-cell office:value-type="float" office:value="9367550">
                <text:p>9367550</text:p>
              </table:table-cell>
            </table:table-row>
            <table:table-row>
              <table:table-cell office:value-type="string">
                <text:p>331469</text:p>
              </table:table-cell>
              <table:table-cell office:value-type="float" office:value="354948">
                <text:p>354948</text:p>
              </table:table-cell>
              <table:table-cell office:value-type="float" office:value="9722498">
                <text:p>9722498</text:p>
              </table:table-cell>
            </table:table-row>
            <table:table-row>
              <table:table-cell office:value-type="string">
                <text:p>397335</text:p>
              </table:table-cell>
              <table:table-cell office:value-type="float" office:value="331469">
                <text:p>331469</text:p>
              </table:table-cell>
              <table:table-cell office:value-type="float" office:value="10053967">
                <text:p>10053967</text:p>
              </table:table-cell>
            </table:table-row>
            <table:table-row>
              <table:table-cell office:value-type="string">
                <text:p>425402</text:p>
              </table:table-cell>
              <table:table-cell office:value-type="float" office:value="397335">
                <text:p>397335</text:p>
              </table:table-cell>
              <table:table-cell office:value-type="float" office:value="10451302">
                <text:p>10451302</text:p>
              </table:table-cell>
            </table:table-row>
            <table:table-row>
              <table:table-cell office:value-type="string">
                <text:p>425740</text:p>
              </table:table-cell>
              <table:table-cell office:value-type="float" office:value="425402">
                <text:p>425402</text:p>
              </table:table-cell>
              <table:table-cell office:value-type="float" office:value="10876704">
                <text:p>10876704</text:p>
              </table:table-cell>
            </table:table-row>
            <table:table-row>
              <table:table-cell office:value-type="string">
                <text:p>433154</text:p>
              </table:table-cell>
              <table:table-cell office:value-type="float" office:value="425740">
                <text:p>425740</text:p>
              </table:table-cell>
              <table:table-cell office:value-type="float" office:value="11302444">
                <text:p>11302444</text:p>
              </table:table-cell>
            </table:table-row>
            <table:table-row>
              <table:table-cell office:value-type="string">
                <text:p>319404</text:p>
              </table:table-cell>
              <table:table-cell office:value-type="float" office:value="433154">
                <text:p>433154</text:p>
              </table:table-cell>
              <table:table-cell office:value-type="float" office:value="11735598">
                <text:p>11735598</text:p>
              </table:table-cell>
            </table:table-row>
            <table:table-row>
              <table:table-cell office:value-type="string">
                <text:p>340536</text:p>
              </table:table-cell>
              <table:table-cell office:value-type="float" office:value="319404">
                <text:p>319404</text:p>
              </table:table-cell>
              <table:table-cell office:value-type="float" office:value="12055002">
                <text:p>12055002</text:p>
              </table:table-cell>
            </table:table-row>
            <table:table-row>
              <table:table-cell office:value-type="string">
                <text:p>329900</text:p>
              </table:table-cell>
              <table:table-cell office:value-type="float" office:value="340536">
                <text:p>340536</text:p>
              </table:table-cell>
              <table:table-cell office:value-type="float" office:value="12395538">
                <text:p>12395538</text:p>
              </table:table-cell>
            </table:table-row>
            <table:table-row>
              <table:table-cell office:value-type="string">
                <text:p>353800</text:p>
              </table:table-cell>
              <table:table-cell office:value-type="float" office:value="329900">
                <text:p>329900</text:p>
              </table:table-cell>
              <table:table-cell office:value-type="float" office:value="12725438">
                <text:p>12725438</text:p>
              </table:table-cell>
            </table:table-row>
            <table:table-row>
              <table:table-cell office:value-type="string">
                <text:p>358008</text:p>
              </table:table-cell>
              <table:table-cell office:value-type="float" office:value="353800">
                <text:p>353800</text:p>
              </table:table-cell>
              <table:table-cell office:value-type="float" office:value="13079238">
                <text:p>13079238</text:p>
              </table:table-cell>
            </table:table-row>
            <table:table-row>
              <table:table-cell office:value-type="string">
                <text:p>320688</text:p>
              </table:table-cell>
              <table:table-cell office:value-type="float" office:value="358008">
                <text:p>358008</text:p>
              </table:table-cell>
              <table:table-cell office:value-type="float" office:value="13437246">
                <text:p>13437246</text:p>
              </table:table-cell>
            </table:table-row>
            <table:table-row>
              <table:table-cell office:value-type="string">
                <text:p>362877</text:p>
              </table:table-cell>
              <table:table-cell office:value-type="float" office:value="320688">
                <text:p>320688</text:p>
              </table:table-cell>
              <table:table-cell office:value-type="float" office:value="13757934">
                <text:p>13757934</text:p>
              </table:table-cell>
            </table:table-row>
            <table:table-row>
              <table:table-cell office:value-type="string">
                <text:p>361473</text:p>
              </table:table-cell>
              <table:table-cell office:value-type="float" office:value="362877">
                <text:p>362877</text:p>
              </table:table-cell>
              <table:table-cell office:value-type="float" office:value="14120811">
                <text:p>14120811</text:p>
              </table:table-cell>
            </table:table-row>
            <table:table-row>
              <table:table-cell office:value-type="string">
                <text:p>459474</text:p>
              </table:table-cell>
              <table:table-cell office:value-type="float" office:value="361473">
                <text:p>361473</text:p>
              </table:table-cell>
              <table:table-cell office:value-type="float" office:value="14482284">
                <text:p>14482284</text:p>
              </table:table-cell>
            </table:table-row>
            <table:table-row>
              <table:table-cell office:value-type="string">
                <text:p>516578</text:p>
              </table:table-cell>
              <table:table-cell office:value-type="float" office:value="459474">
                <text:p>459474</text:p>
              </table:table-cell>
              <table:table-cell office:value-type="float" office:value="14941758">
                <text:p>14941758</text:p>
              </table:table-cell>
            </table:table-row>
            <table:table-row>
              <table:table-cell office:value-type="string">
                <text:p>548885</text:p>
              </table:table-cell>
              <table:table-cell office:value-type="float" office:value="516578">
                <text:p>516578</text:p>
              </table:table-cell>
              <table:table-cell office:value-type="float" office:value="15458336">
                <text:p>15458336</text:p>
              </table:table-cell>
            </table:table-row>
            <table:table-row>
              <table:table-cell office:value-type="string">
                <text:p>434213</text:p>
              </table:table-cell>
              <table:table-cell office:value-type="float" office:value="548885">
                <text:p>548885</text:p>
              </table:table-cell>
              <table:table-cell office:value-type="float" office:value="16007221">
                <text:p>16007221</text:p>
              </table:table-cell>
            </table:table-row>
            <table:table-row>
              <table:table-cell office:value-type="string">
                <text:p>346403</text:p>
              </table:table-cell>
              <table:table-cell office:value-type="float" office:value="434213">
                <text:p>434213</text:p>
              </table:table-cell>
              <table:table-cell office:value-type="float" office:value="16441434">
                <text:p>16441434</text:p>
              </table:table-cell>
            </table:table-row>
            <table:table-row>
              <table:table-cell office:value-type="string">
                <text:p>349328</text:p>
              </table:table-cell>
              <table:table-cell office:value-type="float" office:value="346403">
                <text:p>346403</text:p>
              </table:table-cell>
              <table:table-cell office:value-type="float" office:value="16787837">
                <text:p>16787837</text:p>
              </table:table-cell>
            </table:table-row>
            <table:table-row>
              <table:table-cell office:value-type="string">
                <text:p>353055</text:p>
              </table:table-cell>
              <table:table-cell office:value-type="float" office:value="349328">
                <text:p>349328</text:p>
              </table:table-cell>
              <table:table-cell office:value-type="float" office:value="17137165">
                <text:p>17137165</text:p>
              </table:table-cell>
            </table:table-row>
            <table:table-row>
              <table:table-cell office:value-type="string">
                <text:p>385585</text:p>
              </table:table-cell>
              <table:table-cell office:value-type="float" office:value="353055">
                <text:p>353055</text:p>
              </table:table-cell>
              <table:table-cell office:value-type="float" office:value="17490220">
                <text:p>17490220</text:p>
              </table:table-cell>
            </table:table-row>
            <table:table-row>
              <table:table-cell office:value-type="string">
                <text:p>368514</text:p>
              </table:table-cell>
              <table:table-cell office:value-type="float" office:value="385585">
                <text:p>385585</text:p>
              </table:table-cell>
              <table:table-cell office:value-type="float" office:value="17875805">
                <text:p>17875805</text:p>
              </table:table-cell>
            </table:table-row>
            <table:table-row>
              <table:table-cell office:value-type="string">
                <text:p>382662</text:p>
              </table:table-cell>
              <table:table-cell office:value-type="float" office:value="368514">
                <text:p>368514</text:p>
              </table:table-cell>
              <table:table-cell office:value-type="float" office:value="18244319">
                <text:p>18244319</text:p>
              </table:table-cell>
            </table:table-row>
            <table:table-row>
              <table:table-cell office:value-type="string">
                <text:p>382808</text:p>
              </table:table-cell>
              <table:table-cell office:value-type="float" office:value="382662">
                <text:p>382662</text:p>
              </table:table-cell>
              <table:table-cell office:value-type="float" office:value="18626981">
                <text:p>18626981</text:p>
              </table:table-cell>
            </table:table-row>
            <table:table-row>
              <table:table-cell office:value-type="string">
                <text:p>371255</text:p>
              </table:table-cell>
              <table:table-cell office:value-type="float" office:value="382808">
                <text:p>382808</text:p>
              </table:table-cell>
              <table:table-cell office:value-type="float" office:value="19009789">
                <text:p>19009789</text:p>
              </table:table-cell>
            </table:table-row>
            <table:table-row>
              <table:table-cell office:value-type="string">
                <text:p>435545</text:p>
              </table:table-cell>
              <table:table-cell office:value-type="float" office:value="371255">
                <text:p>371255</text:p>
              </table:table-cell>
              <table:table-cell office:value-type="float" office:value="19381044">
                <text:p>19381044</text:p>
              </table:table-cell>
            </table:table-row>
            <table:table-row>
              <table:table-cell office:value-type="string">
                <text:p>496040</text:p>
              </table:table-cell>
              <table:table-cell office:value-type="float" office:value="435545">
                <text:p>435545</text:p>
              </table:table-cell>
              <table:table-cell office:value-type="float" office:value="19816589">
                <text:p>19816589</text:p>
              </table:table-cell>
            </table:table-row>
            <table:table-row>
              <table:table-cell office:value-type="string">
                <text:p>537184</text:p>
              </table:table-cell>
              <table:table-cell office:value-type="float" office:value="496040">
                <text:p>496040</text:p>
              </table:table-cell>
              <table:table-cell office:value-type="float" office:value="20312629">
                <text:p>20312629</text:p>
              </table:table-cell>
            </table:table-row>
            <table:table-row>
              <table:table-cell office:value-type="string">
                <text:p>476127</text:p>
              </table:table-cell>
              <table:table-cell office:value-type="float" office:value="537184">
                <text:p>537184</text:p>
              </table:table-cell>
              <table:table-cell office:value-type="float" office:value="20849813">
                <text:p>20849813</text:p>
              </table:table-cell>
            </table:table-row>
            <table:table-row>
              <table:table-cell office:value-type="string">
                <text:p>397693</text:p>
              </table:table-cell>
              <table:table-cell office:value-type="float" office:value="476127">
                <text:p>476127</text:p>
              </table:table-cell>
              <table:table-cell office:value-type="float" office:value="21325940">
                <text:p>21325940</text:p>
              </table:table-cell>
            </table:table-row>
            <table:table-row>
              <table:table-cell office:value-type="string">
                <text:p>366266</text:p>
              </table:table-cell>
              <table:table-cell office:value-type="float" office:value="397693">
                <text:p>397693</text:p>
              </table:table-cell>
              <table:table-cell office:value-type="float" office:value="21723633">
                <text:p>21723633</text:p>
              </table:table-cell>
            </table:table-row>
            <table:table-row>
              <table:table-cell office:value-type="string">
                <text:p>357002</text:p>
              </table:table-cell>
              <table:table-cell office:value-type="float" office:value="366266">
                <text:p>366266</text:p>
              </table:table-cell>
              <table:table-cell office:value-type="float" office:value="22089899">
                <text:p>22089899</text:p>
              </table:table-cell>
            </table:table-row>
            <table:table-row>
              <table:table-cell office:value-type="string">
                <text:p>420391</text:p>
              </table:table-cell>
              <table:table-cell office:value-type="float" office:value="357002">
                <text:p>357002</text:p>
              </table:table-cell>
              <table:table-cell office:value-type="float" office:value="22446901">
                <text:p>22446901</text:p>
              </table:table-cell>
            </table:table-row>
            <table:table-row>
              <table:table-cell office:value-type="string">
                <text:p>408541</text:p>
              </table:table-cell>
              <table:table-cell office:value-type="float" office:value="420391">
                <text:p>420391</text:p>
              </table:table-cell>
              <table:table-cell office:value-type="float" office:value="22867292">
                <text:p>22867292</text:p>
              </table:table-cell>
            </table:table-row>
            <table:table-row>
              <table:table-cell office:value-type="string">
                <text:p>444730</text:p>
              </table:table-cell>
              <table:table-cell office:value-type="float" office:value="408541">
                <text:p>408541</text:p>
              </table:table-cell>
              <table:table-cell office:value-type="float" office:value="23275833">
                <text:p>23275833</text:p>
              </table:table-cell>
            </table:table-row>
            <table:table-row>
              <table:table-cell office:value-type="string">
                <text:p>366540</text:p>
              </table:table-cell>
              <table:table-cell office:value-type="float" office:value="444730">
                <text:p>444730</text:p>
              </table:table-cell>
              <table:table-cell office:value-type="float" office:value="23720563">
                <text:p>23720563</text:p>
              </table:table-cell>
            </table:table-row>
            <table:table-row>
              <table:table-cell office:value-type="string">
                <text:p>405712</text:p>
              </table:table-cell>
              <table:table-cell office:value-type="float" office:value="366540">
                <text:p>366540</text:p>
              </table:table-cell>
              <table:table-cell office:value-type="float" office:value="24087103">
                <text:p>24087103</text:p>
              </table:table-cell>
            </table:table-row>
            <table:table-row>
              <table:table-cell office:value-type="string">
                <text:p>456907</text:p>
              </table:table-cell>
              <table:table-cell office:value-type="float" office:value="405712">
                <text:p>405712</text:p>
              </table:table-cell>
              <table:table-cell office:value-type="float" office:value="24492815">
                <text:p>24492815</text:p>
              </table:table-cell>
            </table:table-row>
            <table:table-row>
              <table:table-cell office:value-type="string">
                <text:p>535278</text:p>
              </table:table-cell>
              <table:table-cell office:value-type="float" office:value="456907">
                <text:p>456907</text:p>
              </table:table-cell>
              <table:table-cell office:value-type="float" office:value="24949722">
                <text:p>24949722</text:p>
              </table:table-cell>
            </table:table-row>
            <table:table-row>
              <table:table-cell office:value-type="string">
                <text:p>560528</text:p>
              </table:table-cell>
              <table:table-cell office:value-type="float" office:value="535278">
                <text:p>535278</text:p>
              </table:table-cell>
              <table:table-cell office:value-type="float" office:value="25485000">
                <text:p>25485000</text:p>
              </table:table-cell>
            </table:table-row>
            <table:table-row>
              <table:table-cell office:value-type="string">
                <text:p>458040</text:p>
              </table:table-cell>
              <table:table-cell office:value-type="float" office:value="560528">
                <text:p>560528</text:p>
              </table:table-cell>
              <table:table-cell office:value-type="float" office:value="26045528">
                <text:p>26045528</text:p>
              </table:table-cell>
            </table:table-row>
            <table:table-row>
              <table:table-cell office:value-type="string">
                <text:p>398719</text:p>
              </table:table-cell>
              <table:table-cell office:value-type="float" office:value="458040">
                <text:p>458040</text:p>
              </table:table-cell>
              <table:table-cell office:value-type="float" office:value="26503568">
                <text:p>26503568</text:p>
              </table:table-cell>
            </table:table-row>
            <table:table-row>
              <table:table-cell office:value-type="string">
                <text:p>365280</text:p>
              </table:table-cell>
              <table:table-cell office:value-type="float" office:value="398719">
                <text:p>398719</text:p>
              </table:table-cell>
              <table:table-cell office:value-type="float" office:value="26902287">
                <text:p>26902287</text:p>
              </table:table-cell>
            </table:table-row>
            <table:table-row>
              <table:table-cell office:value-type="string">
                <text:p>418472</text:p>
              </table:table-cell>
              <table:table-cell office:value-type="float" office:value="365280">
                <text:p>365280</text:p>
              </table:table-cell>
              <table:table-cell office:value-type="float" office:value="27267567">
                <text:p>27267567</text:p>
              </table:table-cell>
            </table:table-row>
            <table:table-row>
              <table:table-cell office:value-type="string">
                <text:p>428450</text:p>
              </table:table-cell>
              <table:table-cell office:value-type="float" office:value="418472">
                <text:p>418472</text:p>
              </table:table-cell>
              <table:table-cell office:value-type="float" office:value="27686039">
                <text:p>27686039</text:p>
              </table:table-cell>
            </table:table-row>
            <table:table-row>
              <table:table-cell office:value-type="string">
                <text:p>444534</text:p>
              </table:table-cell>
              <table:table-cell office:value-type="float" office:value="428450">
                <text:p>428450</text:p>
              </table:table-cell>
              <table:table-cell office:value-type="float" office:value="28114489">
                <text:p>28114489</text:p>
              </table:table-cell>
            </table:table-row>
            <table:table-row>
              <table:table-cell office:value-type="string">
                <text:p>397465</text:p>
              </table:table-cell>
              <table:table-cell office:value-type="float" office:value="444534">
                <text:p>444534</text:p>
              </table:table-cell>
              <table:table-cell office:value-type="float" office:value="28559023">
                <text:p>28559023</text:p>
              </table:table-cell>
            </table:table-row>
            <table:table-row>
              <table:table-cell office:value-type="string">
                <text:p>382028</text:p>
              </table:table-cell>
              <table:table-cell office:value-type="float" office:value="397465">
                <text:p>397465</text:p>
              </table:table-cell>
              <table:table-cell office:value-type="float" office:value="28956488">
                <text:p>28956488</text:p>
              </table:table-cell>
            </table:table-row>
            <table:table-row>
              <table:table-cell office:value-type="string">
                <text:p>419293</text:p>
              </table:table-cell>
              <table:table-cell office:value-type="float" office:value="382028">
                <text:p>382028</text:p>
              </table:table-cell>
              <table:table-cell office:value-type="float" office:value="29338516">
                <text:p>29338516</text:p>
              </table:table-cell>
            </table:table-row>
            <table:table-row>
              <table:table-cell office:value-type="string">
                <text:p>477650</text:p>
              </table:table-cell>
              <table:table-cell office:value-type="float" office:value="419293">
                <text:p>419293</text:p>
              </table:table-cell>
              <table:table-cell office:value-type="float" office:value="29757809">
                <text:p>29757809</text:p>
              </table:table-cell>
            </table:table-row>
            <table:table-row>
              <table:table-cell office:value-type="string">
                <text:p>599064</text:p>
              </table:table-cell>
              <table:table-cell office:value-type="float" office:value="477650">
                <text:p>477650</text:p>
              </table:table-cell>
              <table:table-cell office:value-type="float" office:value="30235459">
                <text:p>30235459</text:p>
              </table:table-cell>
            </table:table-row>
            <table:table-row>
              <table:table-cell office:value-type="string">
                <text:p>552093</text:p>
              </table:table-cell>
              <table:table-cell office:value-type="float" office:value="599064">
                <text:p>599064</text:p>
              </table:table-cell>
              <table:table-cell office:value-type="float" office:value="30834523">
                <text:p>30834523</text:p>
              </table:table-cell>
            </table:table-row>
            <table:table-row>
              <table:table-cell office:value-type="string">
                <text:p>477271</text:p>
              </table:table-cell>
              <table:table-cell office:value-type="float" office:value="552093">
                <text:p>552093</text:p>
              </table:table-cell>
              <table:table-cell office:value-type="float" office:value="31386616">
                <text:p>31386616</text:p>
              </table:table-cell>
            </table:table-row>
            <table:table-row>
              <table:table-cell office:value-type="string">
                <text:p>435263</text:p>
              </table:table-cell>
              <table:table-cell office:value-type="float" office:value="477271">
                <text:p>477271</text:p>
              </table:table-cell>
              <table:table-cell office:value-type="float" office:value="31863887">
                <text:p>31863887</text:p>
              </table:table-cell>
            </table:table-row>
            <table:table-row>
              <table:table-cell office:value-type="string">
                <text:p>327675</text:p>
              </table:table-cell>
              <table:table-cell office:value-type="float" office:value="435263">
                <text:p>435263</text:p>
              </table:table-cell>
              <table:table-cell office:value-type="float" office:value="32299150">
                <text:p>32299150</text:p>
              </table:table-cell>
            </table:table-row>
            <table:table-row>
              <table:table-cell office:value-type="string"/>
              <table:table-cell office:value-type="float" office:value="327675">
                <text:p>327675</text:p>
              </table:table-cell>
              <table:table-cell office:value-type="float" office:value="32626825">
                <text:p>32626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